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427000001D8AF6123EF854911E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282cm" fo:margin-bottom="0cm" loext:contextual-spacing="false"/>
    </style:style>
    <style:style style:name="P2" style:family="paragraph" style:parent-style-name="Body">
      <style:text-properties officeooo:rsid="0018f655" officeooo:paragraph-rsid="003fef77"/>
    </style:style>
    <style:style style:name="P3" style:family="paragraph" style:parent-style-name="Body">
      <style:text-properties officeooo:rsid="0018f655" officeooo:paragraph-rsid="004a835e"/>
    </style:style>
    <style:style style:name="P4" style:family="paragraph" style:parent-style-name="Body">
      <style:text-properties officeooo:rsid="004423b9" officeooo:paragraph-rsid="004423b9"/>
    </style:style>
    <style:style style:name="P5" style:family="paragraph" style:parent-style-name="Body">
      <style:text-properties fo:font-style="normal" officeooo:rsid="004a973d" officeooo:paragraph-rsid="004a973d" style:font-style-asian="normal" style:font-style-complex="normal"/>
    </style:style>
    <style:style style:name="P6" style:family="paragraph" style:parent-style-name="Body">
      <style:text-properties fo:font-style="normal" officeooo:rsid="004c2b47" officeooo:paragraph-rsid="004c2b47" style:font-style-asian="normal" style:font-style-complex="normal"/>
    </style:style>
    <style:style style:name="P7" style:family="paragraph" style:parent-style-name="Body">
      <style:text-properties fo:font-style="normal" officeooo:rsid="001a3e04" officeooo:paragraph-rsid="00218023" style:font-style-asian="normal" style:font-style-complex="normal"/>
    </style:style>
    <style:style style:name="P8" style:family="paragraph" style:parent-style-name="Body">
      <style:text-properties fo:font-style="normal" officeooo:rsid="0050667c" officeooo:paragraph-rsid="005284b8" style:font-style-asian="normal" style:font-style-complex="normal"/>
    </style:style>
    <style:style style:name="P9" style:family="paragraph" style:parent-style-name="Body">
      <style:text-properties officeooo:rsid="004f5375" officeooo:paragraph-rsid="004f5375"/>
    </style:style>
    <style:style style:name="P10" style:family="paragraph" style:parent-style-name="Body">
      <style:text-properties officeooo:rsid="005379ab" officeooo:paragraph-rsid="00556c0e"/>
    </style:style>
    <style:style style:name="P11" style:family="paragraph" style:parent-style-name="Body">
      <style:text-properties officeooo:rsid="005379ab" officeooo:paragraph-rsid="00540f90"/>
    </style:style>
    <style:style style:name="P12" style:family="paragraph" style:parent-style-name="Body">
      <style:text-properties officeooo:rsid="0058c04f" officeooo:paragraph-rsid="0058c04f"/>
    </style:style>
    <style:style style:name="P13" style:family="paragraph" style:parent-style-name="Body">
      <style:text-properties officeooo:rsid="005da2f6" officeooo:paragraph-rsid="005da2f6"/>
    </style:style>
    <style:style style:name="P14" style:family="paragraph" style:parent-style-name="Body">
      <style:text-properties officeooo:rsid="005effc1" officeooo:paragraph-rsid="005effc1"/>
    </style:style>
    <style:style style:name="P15" style:family="paragraph" style:parent-style-name="Body">
      <style:text-properties officeooo:rsid="004e4125" officeooo:paragraph-rsid="004e4125"/>
    </style:style>
    <style:style style:name="P16" style:family="paragraph" style:parent-style-name="Body">
      <style:text-properties officeooo:rsid="005284b8" officeooo:paragraph-rsid="005379ab"/>
    </style:style>
    <style:style style:name="P17" style:family="paragraph" style:parent-style-name="Body">
      <style:text-properties fo:language="en" fo:country="GB"/>
    </style:style>
    <style:style style:name="P18" style:family="paragraph" style:parent-style-name="Body">
      <style:text-properties officeooo:rsid="004893bd" officeooo:paragraph-rsid="004893bd"/>
    </style:style>
    <style:style style:name="P19" style:family="paragraph" style:parent-style-name="Body">
      <style:text-properties officeooo:rsid="004e29fc" officeooo:paragraph-rsid="004e29fc"/>
    </style:style>
    <style:style style:name="P20" style:family="paragraph" style:parent-style-name="Body">
      <style:text-properties officeooo:rsid="004e29fc" officeooo:paragraph-rsid="0066a126"/>
    </style:style>
    <style:style style:name="P21" style:family="paragraph" style:parent-style-name="Body">
      <style:text-properties officeooo:rsid="005effc1" officeooo:paragraph-rsid="005effc1" fo:background-color="transparent"/>
    </style:style>
    <style:style style:name="P22" style:family="paragraph" style:parent-style-name="Body">
      <style:text-properties officeooo:rsid="0068d2a0" officeooo:paragraph-rsid="006db18e"/>
    </style:style>
    <style:style style:name="P23" style:family="paragraph" style:parent-style-name="Body">
      <style:text-properties officeooo:rsid="00463c18" officeooo:paragraph-rsid="00463c18"/>
    </style:style>
    <style:style style:name="P24" style:family="paragraph" style:parent-style-name="Body">
      <style:text-properties officeooo:rsid="0028ae53" officeooo:paragraph-rsid="005a8355"/>
    </style:style>
    <style:style style:name="P25" style:family="paragraph" style:parent-style-name="Body">
      <style:text-properties officeooo:rsid="0078bca0" officeooo:paragraph-rsid="0078bca0"/>
    </style:style>
    <style:style style:name="P26" style:family="paragraph" style:parent-style-name="Abstract">
      <style:text-properties fo:font-size="10pt" fo:font-weight="normal" officeooo:rsid="0018f655" officeooo:paragraph-rsid="0018f655" style:font-size-asian="10pt" style:font-weight-asian="normal" style:font-size-complex="10pt" style:font-weight-complex="normal"/>
    </style:style>
    <style:style style:name="P27" style:family="paragraph" style:parent-style-name="Abstract">
      <style:text-properties fo:font-size="16pt" fo:font-weight="bold" style:font-size-asian="16pt" style:font-weight-asian="bold"/>
    </style:style>
    <style:style style:name="P28" style:family="paragraph" style:parent-style-name="CellBody">
      <style:paragraph-properties style:snap-to-layout-grid="false"/>
      <style:text-properties fo:color="#000000" fo:font-style="italic" officeooo:rsid="0018f655" officeooo:paragraph-rsid="003e12ca" style:font-style-asian="italic"/>
    </style:style>
    <style:style style:name="P29" style:family="paragraph" style:parent-style-name="CellBody">
      <style:paragraph-properties style:snap-to-layout-grid="false"/>
      <style:text-properties fo:color="#000000" fo:font-style="italic" style:font-style-asian="italic"/>
    </style:style>
    <style:style style:name="P30" style:family="paragraph" style:parent-style-name="CellBody">
      <style:paragraph-properties style:snap-to-layout-grid="false"/>
      <style:text-properties fo:color="#000000" fo:font-style="italic" officeooo:rsid="0075652c" officeooo:paragraph-rsid="0075652c" style:font-style-asian="italic"/>
    </style:style>
    <style:style style:name="P31" style:family="paragraph" style:parent-style-name="CellBody">
      <style:paragraph-properties style:snap-to-layout-grid="false"/>
      <style:text-properties fo:color="#000000" fo:font-style="italic" officeooo:rsid="007bc7de" officeooo:paragraph-rsid="007bc7de" style:font-style-asian="italic"/>
    </style:style>
    <style:style style:name="P32" style:family="paragraph" style:parent-style-name="CellBody">
      <style:paragraph-properties style:snap-to-layout-grid="false"/>
      <style:text-properties fo:color="#000000" fo:font-style="italic" officeooo:rsid="00837a03" officeooo:paragraph-rsid="00837a03" style:font-style-asian="italic"/>
    </style:style>
    <style:style style:name="P33" style:family="paragraph" style:parent-style-name="CellBody">
      <style:text-properties officeooo:rsid="0024ffc7" officeooo:paragraph-rsid="0024ffc7"/>
    </style:style>
    <style:style style:name="P34" style:family="paragraph" style:parent-style-name="CellBody">
      <style:paragraph-properties style:snap-to-layout-grid="false"/>
    </style:style>
    <style:style style:name="P35" style:family="paragraph" style:parent-style-name="CellBody">
      <style:paragraph-properties style:snap-to-layout-grid="false"/>
      <style:text-properties officeooo:rsid="0075652c" officeooo:paragraph-rsid="0075652c"/>
    </style:style>
    <style:style style:name="P36" style:family="paragraph" style:parent-style-name="CellBody">
      <style:paragraph-properties style:snap-to-layout-grid="false"/>
      <style:text-properties officeooo:rsid="007bc7de" officeooo:paragraph-rsid="007bc7de"/>
    </style:style>
    <style:style style:name="P37" style:family="paragraph" style:parent-style-name="CellBody">
      <style:paragraph-properties style:snap-to-layout-grid="false"/>
      <style:text-properties officeooo:rsid="00837a03" officeooo:paragraph-rsid="00837a03"/>
    </style:style>
    <style:style style:name="P38" style:family="paragraph" style:parent-style-name="CellBody">
      <style:paragraph-properties fo:keep-with-next="always" style:snap-to-layout-grid="false"/>
      <style:text-properties officeooo:rsid="0024ffc7" officeooo:paragraph-rsid="0024ffc7"/>
    </style:style>
    <style:style style:name="P39" style:family="paragraph" style:parent-style-name="CellBody">
      <style:paragraph-properties fo:keep-with-next="always" style:snap-to-layout-grid="false"/>
    </style:style>
    <style:style style:name="P40" style:family="paragraph" style:parent-style-name="CellHeading">
      <style:paragraph-properties fo:text-align="center" style:justify-single-word="false" fo:keep-with-next="always" style:snap-to-layout-grid="false"/>
      <style:text-properties fo:language="fr" fo:country="FR"/>
    </style:style>
    <style:style style:name="P41" style:family="paragraph" style:parent-style-name="Standard">
      <style:text-properties fo:color="#ff0000" fo:font-style="italic" fo:font-weight="bold" style:font-style-asian="italic" style:font-weight-asian="bold"/>
    </style:style>
    <style:style style:name="P4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5" style:family="paragraph" style:parent-style-name="Contents_20_1" style:master-page-name="">
      <loext:graphic-properties draw:fill="none"/>
      <style:paragraph-properties fo:margin-left="1.199cm" fo:margin-right="0cm" fo:margin-top="0.423cm" fo:margin-bottom="0cm" loext:contextual-spacing="false" fo:text-align="justify" style:justify-single-word="false" fo:orphans="2" fo:widows="2" fo:text-indent="0cm" style:auto-text-indent="false" style:page-number="auto" fo:background-color="transparent" style:writing-mode="lr-tb">
        <style:tab-stops>
          <style:tab-stop style:position="15.24cm" style:leader-style="dotted" style:leader-text="."/>
          <style:tab-stop style:position="16.51cm" style:type="right" style:leader-style="dotted" style:leader-text="."/>
        </style:tab-stops>
      </style:paragraph-properties>
    </style:style>
    <style:style style:name="P46" style:family="paragraph" style:parent-style-name="Standard" style:list-style-name="WW8Num3"/>
    <style:style style:name="P47" style:family="paragraph" style:parent-style-name="Heading_20_2">
      <style:text-properties fo:language="fr" fo:country="FR"/>
    </style:style>
    <style:style style:name="P48" style:family="paragraph" style:parent-style-name="Heading_20_2">
      <style:text-properties officeooo:rsid="005da2f6" officeooo:paragraph-rsid="005da2f6" fo:background-color="transparent"/>
    </style:style>
    <style:style style:name="P49" style:family="paragraph" style:parent-style-name="Heading_20_2">
      <style:text-properties officeooo:rsid="005effc1" officeooo:paragraph-rsid="00301682" fo:background-color="transparent"/>
    </style:style>
    <style:style style:name="P50" style:family="paragraph" style:parent-style-name="Heading_20_2">
      <style:text-properties officeooo:rsid="00678689" officeooo:paragraph-rsid="00678689"/>
    </style:style>
    <style:style style:name="P51" style:family="paragraph" style:parent-style-name="Body" style:list-style-name="L6">
      <style:text-properties fo:font-style="normal" officeooo:rsid="004a973d" officeooo:paragraph-rsid="004a973d" style:font-style-asian="normal" style:font-style-complex="normal"/>
    </style:style>
    <style:style style:name="P52" style:family="paragraph" style:parent-style-name="Body">
      <style:text-properties fo:font-style="normal" officeooo:rsid="004a973d" officeooo:paragraph-rsid="004a973d" style:font-style-asian="normal" style:font-style-complex="normal"/>
    </style:style>
    <style:style style:name="P53" style:family="paragraph" style:parent-style-name="Body">
      <style:text-properties fo:font-style="normal" officeooo:rsid="004c2b47" officeooo:paragraph-rsid="004c2b47" style:font-style-asian="normal" style:font-style-complex="normal"/>
    </style:style>
    <style:style style:name="P54" style:family="paragraph" style:parent-style-name="Body">
      <style:text-properties fo:font-style="normal" officeooo:rsid="001a3e04" officeooo:paragraph-rsid="00218023" style:font-style-asian="normal" style:font-style-complex="normal"/>
    </style:style>
    <style:style style:name="P55" style:family="paragraph" style:parent-style-name="Body">
      <style:text-properties fo:font-style="normal" officeooo:rsid="004893bd" officeooo:paragraph-rsid="004893bd" style:font-style-asian="normal" style:font-style-complex="normal"/>
    </style:style>
    <style:style style:name="P56" style:family="paragraph" style:parent-style-name="Body" style:list-style-name="L1">
      <style:text-properties officeooo:rsid="005a8355" officeooo:paragraph-rsid="005a8355"/>
    </style:style>
    <style:style style:name="P57" style:family="paragraph" style:parent-style-name="Body" style:list-style-name="L2">
      <style:text-properties officeooo:rsid="005a8355" officeooo:paragraph-rsid="005a8355"/>
    </style:style>
    <style:style style:name="P58" style:family="paragraph" style:parent-style-name="Body" style:list-style-name="L3">
      <style:text-properties officeooo:rsid="005a8355" officeooo:paragraph-rsid="005dee14"/>
    </style:style>
    <style:style style:name="P59" style:family="paragraph" style:parent-style-name="Body">
      <style:text-properties officeooo:rsid="005a8355" officeooo:paragraph-rsid="005dee14"/>
    </style:style>
    <style:style style:name="P60" style:family="paragraph" style:parent-style-name="Body">
      <style:text-properties officeooo:rsid="0058c04f" officeooo:paragraph-rsid="0058c04f"/>
    </style:style>
    <style:style style:name="P61" style:family="paragraph" style:parent-style-name="Body" style:list-style-name="L2">
      <style:text-properties officeooo:rsid="0058c04f" officeooo:paragraph-rsid="0058c04f"/>
    </style:style>
    <style:style style:name="P62" style:family="paragraph" style:parent-style-name="Body" style:list-style-name="L2">
      <style:text-properties fo:color="#000000" style:font-name="Arial" fo:font-size="10pt" fo:language="en" fo:country="US" officeooo:rsid="005be120" officeooo:paragraph-rsid="005be120" style:font-name-asian="Times New Roman" style:font-size-asian="10pt" style:font-name-complex="Times New Roman" style:font-size-complex="10pt" style:language-complex="ar" style:country-complex="SA"/>
    </style:style>
    <style:style style:name="P63" style:family="paragraph" style:parent-style-name="Body" style:list-style-name="L3">
      <style:text-properties fo:color="#000000" style:font-name="Arial" fo:font-size="10pt" fo:language="en" fo:country="US" officeooo:rsid="005dee14" officeooo:paragraph-rsid="005dee14" style:font-name-asian="Times New Roman" style:font-size-asian="10pt" style:font-name-complex="Times New Roman" style:font-size-complex="10pt" style:language-complex="ar" style:country-complex="SA"/>
    </style:style>
    <style:style style:name="P64" style:family="paragraph" style:parent-style-name="Body" style:list-style-name="L3">
      <style:text-properties fo:color="#000000" style:font-name="Arial" fo:font-size="10pt" fo:language="en" fo:country="US" officeooo:rsid="006ad101" officeooo:paragraph-rsid="006ad101" style:font-name-asian="Times New Roman" style:font-size-asian="10pt" style:font-name-complex="Times New Roman" style:font-size-complex="10pt" style:language-complex="ar" style:country-complex="SA"/>
    </style:style>
    <style:style style:name="P65" style:family="paragraph" style:parent-style-name="Body" style:list-style-name="L3">
      <style:text-properties fo:color="#000000" style:font-name="Arial" fo:font-size="10pt" fo:language="en" fo:country="US" officeooo:rsid="0078bca0" officeooo:paragraph-rsid="0078bca0" style:font-name-asian="Times New Roman" style:font-size-asian="10pt" style:font-name-complex="Times New Roman" style:font-size-complex="10pt" style:language-complex="ar" style:country-complex="SA"/>
    </style:style>
    <style:style style:name="P66" style:family="paragraph" style:parent-style-name="Body" style:list-style-name="L3">
      <style:text-properties fo:color="#000000" style:font-name="Arial" fo:font-size="10pt" fo:language="en" fo:country="US" officeooo:rsid="0081dea3" officeooo:paragraph-rsid="0081dea3" style:font-name-asian="Times New Roman" style:font-size-asian="10pt" style:font-name-complex="Times New Roman" style:font-size-complex="10pt" style:language-complex="ar" style:country-complex="SA"/>
    </style:style>
    <style:style style:name="P67" style:family="paragraph" style:parent-style-name="Body" style:list-style-name="L3">
      <style:text-properties officeooo:rsid="00803751" officeooo:paragraph-rsid="00803751"/>
    </style:style>
    <style:style style:name="P68" style:family="paragraph" style:parent-style-name="Body" style:list-style-name="L4">
      <style:text-properties officeooo:rsid="005effc1" officeooo:paragraph-rsid="005effc1"/>
    </style:style>
    <style:style style:name="P69" style:family="paragraph" style:parent-style-name="Body">
      <style:text-properties officeooo:rsid="005effc1" officeooo:paragraph-rsid="005effc1"/>
    </style:style>
    <style:style style:name="P70" style:family="paragraph" style:parent-style-name="Body" style:list-style-name="L5">
      <style:text-properties officeooo:paragraph-rsid="004893bd"/>
    </style:style>
    <style:style style:name="P71" style:family="paragraph" style:parent-style-name="Body" style:list-style-name="L5">
      <style:text-properties officeooo:rsid="004893bd" officeooo:paragraph-rsid="004893bd"/>
    </style:style>
    <style:style style:name="P72" style:family="paragraph" style:parent-style-name="Body">
      <style:text-properties officeooo:rsid="004893bd" officeooo:paragraph-rsid="004893bd"/>
    </style:style>
    <style:style style:name="P73" style:family="paragraph" style:parent-style-name="Body" style:list-style-name="L1">
      <style:text-properties officeooo:rsid="005be120" officeooo:paragraph-rsid="005be120"/>
    </style:style>
    <style:style style:name="P74" style:family="paragraph" style:parent-style-name="Body" style:list-style-name="L2">
      <style:text-properties officeooo:rsid="005be120" officeooo:paragraph-rsid="005be120"/>
    </style:style>
    <style:style style:name="P75" style:family="paragraph" style:parent-style-name="Body" style:list-style-name="L3">
      <style:text-properties officeooo:rsid="005be120" officeooo:paragraph-rsid="005be120"/>
    </style:style>
    <style:style style:name="P76" style:family="paragraph" style:parent-style-name="Body">
      <style:text-properties officeooo:rsid="005be120" officeooo:paragraph-rsid="005be120"/>
    </style:style>
    <style:style style:name="P77" style:family="paragraph" style:parent-style-name="Body" style:list-style-name="L1">
      <style:text-properties officeooo:rsid="00772750" officeooo:paragraph-rsid="00772750"/>
    </style:style>
    <style:style style:name="P78" style:family="paragraph" style:parent-style-name="Body" style:list-style-name="L2">
      <style:text-properties officeooo:rsid="0024ffc7" officeooo:paragraph-rsid="0058c04f"/>
    </style:style>
    <style:style style:name="P79" style:family="paragraph" style:parent-style-name="Body">
      <style:text-properties officeooo:rsid="0024ffc7" officeooo:paragraph-rsid="0058c04f"/>
    </style:style>
    <style:style style:name="P80" style:family="paragraph" style:parent-style-name="Body" style:list-style-name="L2">
      <style:text-properties officeooo:rsid="0066a126" officeooo:paragraph-rsid="0066a126"/>
    </style:style>
    <style:style style:name="P81" style:family="paragraph" style:parent-style-name="Body" style:list-style-name="L2">
      <style:text-properties officeooo:rsid="00815ba7" officeooo:paragraph-rsid="00815ba7"/>
    </style:style>
    <style:style style:name="P82" style:family="paragraph" style:parent-style-name="Body">
      <style:text-properties officeooo:rsid="0018f655" officeooo:paragraph-rsid="004a835e"/>
    </style:style>
    <style:style style:name="P83" style:family="paragraph" style:parent-style-name="Body">
      <style:text-properties officeooo:rsid="0018f655" officeooo:paragraph-rsid="003fef77"/>
    </style:style>
    <style:style style:name="P84" style:family="paragraph" style:parent-style-name="Body">
      <style:text-properties officeooo:rsid="004423b9" officeooo:paragraph-rsid="004423b9"/>
    </style:style>
    <style:style style:name="P85" style:family="paragraph" style:parent-style-name="Body">
      <style:text-properties officeooo:rsid="004f5375" officeooo:paragraph-rsid="004f5375"/>
    </style:style>
    <style:style style:name="P86" style:family="paragraph" style:parent-style-name="Body">
      <style:text-properties officeooo:rsid="005379ab" officeooo:paragraph-rsid="00556c0e"/>
    </style:style>
    <style:style style:name="P87" style:family="paragraph" style:parent-style-name="Body">
      <style:text-properties officeooo:rsid="005da2f6" officeooo:paragraph-rsid="005da2f6"/>
    </style:style>
    <style:style style:name="P88" style:family="paragraph" style:parent-style-name="Body">
      <style:text-properties officeooo:paragraph-rsid="004893bd"/>
    </style:style>
    <style:style style:name="P89" style:family="paragraph" style:parent-style-name="Body">
      <style:text-properties officeooo:rsid="004e29fc" officeooo:paragraph-rsid="004e29fc"/>
    </style:style>
    <style:style style:name="P90" style:family="paragraph" style:parent-style-name="Body">
      <style:text-properties officeooo:rsid="004e29fc" officeooo:paragraph-rsid="0066a126"/>
    </style:style>
    <style:style style:name="P91" style:family="paragraph" style:parent-style-name="Heading_20_1">
      <style:paragraph-properties fo:break-before="page"/>
      <style:text-properties fo:language="fr" fo:country="FR"/>
    </style:style>
    <style:style style:name="P92" style:family="paragraph" style:parent-style-name="Heading_20_3">
      <style:text-properties officeooo:rsid="004f5375" officeooo:paragraph-rsid="004f5375"/>
    </style:style>
    <style:style style:name="P93" style:family="paragraph" style:parent-style-name="Heading_20_3">
      <style:text-properties officeooo:rsid="004e29fc" officeooo:paragraph-rsid="004e29fc"/>
    </style:style>
    <style:style style:name="P94" style:family="paragraph" style:parent-style-name="Heading_20_3">
      <style:text-properties officeooo:rsid="004e29fc" officeooo:paragraph-rsid="0066a126"/>
    </style:style>
    <style:style style:name="P95" style:family="paragraph" style:parent-style-name="Heading_20_3">
      <style:text-properties officeooo:rsid="005a8355" officeooo:paragraph-rsid="005a8355"/>
    </style:style>
    <style:style style:name="P96" style:family="paragraph" style:parent-style-name="Heading_20_3">
      <style:text-properties officeooo:rsid="005effc1" officeooo:paragraph-rsid="005effc1"/>
    </style:style>
    <style:style style:name="P97" style:family="paragraph" style:parent-style-name="Document_20_Title" style:master-page-name="First_20_Page">
      <style:paragraph-properties style:page-number="auto"/>
      <style:text-properties fo:font-size="10pt" fo:font-style="italic" style:font-size-asian="10pt" style:font-style-asian="italic"/>
    </style:style>
    <style:style style:name="P98" style:family="paragraph" style:parent-style-name="CellBody">
      <style:paragraph-properties style:snap-to-layout-grid="false"/>
      <style:text-properties fo:color="#000000" fo:font-style="italic" officeooo:rsid="00847dae" officeooo:paragraph-rsid="00847dae" style:font-style-asian="italic"/>
    </style:style>
    <style:style style:name="P99" style:family="paragraph" style:parent-style-name="CellBody">
      <style:paragraph-properties style:snap-to-layout-grid="false"/>
      <style:text-properties officeooo:rsid="00847dae" officeooo:paragraph-rsid="00847dae"/>
    </style:style>
    <style:style style:name="P10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b76ce"/>
    </style:style>
    <style:style style:name="T2" style:family="text">
      <style:text-properties officeooo:rsid="005284b8"/>
    </style:style>
    <style:style style:name="T3" style:family="text">
      <style:text-properties fo:font-style="normal" style:font-style-asian="normal" style:font-style-complex="normal"/>
    </style:style>
    <style:style style:name="T4" style:family="text">
      <style:text-properties fo:font-style="normal" officeooo:rsid="00540f90" style:font-style-asian="normal" style:font-style-complex="normal"/>
    </style:style>
    <style:style style:name="T5" style:family="text">
      <style:text-properties fo:font-style="normal" officeooo:rsid="0057a0cb" style:font-style-asian="normal" style:font-style-complex="normal"/>
    </style:style>
    <style:style style:name="T6" style:family="text">
      <style:text-properties fo:font-style="normal" officeooo:rsid="0021b48b" style:font-style-asian="normal" style:font-style-complex="normal"/>
    </style:style>
    <style:style style:name="T7" style:family="text">
      <style:text-properties fo:font-style="normal" officeooo:rsid="00232be5" style:font-style-asian="normal" style:font-style-complex="normal"/>
    </style:style>
    <style:style style:name="T8" style:family="text">
      <style:text-properties fo:font-style="normal" officeooo:rsid="004703d7" style:font-style-asian="normal" style:font-style-complex="normal"/>
    </style:style>
    <style:style style:name="T9" style:family="text">
      <style:text-properties fo:font-style="normal" officeooo:rsid="004893bd" style:font-style-asian="normal" style:font-style-complex="normal"/>
    </style:style>
    <style:style style:name="T10" style:family="text">
      <style:text-properties fo:font-style="normal" officeooo:rsid="005379ab" style:font-style-asian="normal" style:font-style-complex="normal"/>
    </style:style>
    <style:style style:name="T11" style:family="text">
      <style:text-properties fo:font-style="normal" officeooo:rsid="00542e55" style:font-style-asian="normal" style:font-style-complex="normal"/>
    </style:style>
    <style:style style:name="T12" style:family="text">
      <style:text-properties fo:font-style="normal" officeooo:rsid="0058c04f" style:font-style-asian="normal" style:font-style-complex="normal"/>
    </style:style>
    <style:style style:name="T13" style:family="text">
      <style:text-properties fo:font-style="normal" officeooo:rsid="0062f12d" style:font-style-asian="normal" style:font-style-complex="normal"/>
    </style:style>
    <style:style style:name="T14" style:family="text">
      <style:text-properties fo:font-style="normal" officeooo:rsid="0071b406" style:font-style-asian="normal" style:font-style-complex="normal"/>
    </style:style>
    <style:style style:name="T15" style:family="text">
      <style:text-properties fo:font-style="normal" officeooo:rsid="00870a1b" style:font-style-asian="normal" style:font-style-complex="normal"/>
    </style:style>
    <style:style style:name="T16" style:family="text">
      <style:text-properties officeooo:rsid="00772750"/>
    </style:style>
    <style:style style:name="T17" style:family="text">
      <style:text-properties officeooo:rsid="0058c04f"/>
    </style:style>
    <style:style style:name="T18" style:family="text">
      <style:text-properties officeooo:rsid="005a8355"/>
    </style:style>
    <style:style style:name="T19" style:family="text">
      <style:text-properties officeooo:rsid="0066a126"/>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font-size="10pt" fo:language="en" fo:country="US" officeooo:rsid="005aefed" style:font-name-asian="Times New Roman" style:font-size-asian="10pt" style:font-name-complex="Times New Roman" style:font-size-complex="10pt" style:language-complex="ar" style:country-complex="SA"/>
    </style:style>
    <style:style style:name="T22" style:family="text">
      <style:text-properties fo:color="#000000" style:font-name="Arial" fo:font-size="10pt" fo:language="en" fo:country="US" officeooo:rsid="0066a126" style:font-name-asian="Times New Roman" style:font-size-asian="10pt" style:font-name-complex="Times New Roman" style:font-size-complex="10pt" style:language-complex="ar" style:country-complex="SA"/>
    </style:style>
    <style:style style:name="T23" style:family="text">
      <style:text-properties fo:color="#000000" style:font-name="Arial" fo:font-size="10pt" fo:language="en" fo:country="US" officeooo:rsid="0073ff27" style:font-name-asian="Times New Roman" style:font-size-asian="10pt" style:font-name-complex="Times New Roman" style:font-size-complex="10pt" style:language-complex="ar" style:country-complex="SA"/>
    </style:style>
    <style:style style:name="T24" style:family="text">
      <style:text-properties fo:color="#000000" style:font-name="Arial" fo:font-size="10pt" fo:language="en" fo:country="US" officeooo:rsid="007eaa11" style:font-name-asian="Times New Roman" style:font-size-asian="10pt" style:font-name-complex="Times New Roman" style:font-size-complex="10pt" style:language-complex="ar" style:country-complex="SA"/>
    </style:style>
    <style:style style:name="T25" style:family="text">
      <style:text-properties fo:color="#000000" style:font-name="Arial" fo:font-size="10pt" fo:language="en" fo:country="US" officeooo:rsid="007f2009" style:font-name-asian="Times New Roman" style:font-size-asian="10pt" style:font-name-complex="Times New Roman" style:font-size-complex="10pt" style:language-complex="ar" style:country-complex="SA"/>
    </style:style>
    <style:style style:name="T26"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7" style:family="text">
      <style:text-properties officeooo:rsid="007f2009"/>
    </style:style>
    <style:style style:name="T28" style:family="text">
      <style:text-properties officeooo:rsid="005aefed"/>
    </style:style>
    <style:style style:name="T29" style:family="text">
      <style:text-properties officeooo:rsid="00601d0b"/>
    </style:style>
    <style:style style:name="T30" style:family="text">
      <style:text-properties officeooo:rsid="0018f655"/>
    </style:style>
    <style:style style:name="T31" style:family="text">
      <style:text-properties officeooo:rsid="001de92e"/>
    </style:style>
    <style:style style:name="T32" style:family="text">
      <style:text-properties officeooo:rsid="001ec5fc"/>
    </style:style>
    <style:style style:name="T33" style:family="text">
      <style:text-properties officeooo:rsid="0028ae53"/>
    </style:style>
    <style:style style:name="T34" style:family="text">
      <style:text-properties officeooo:rsid="0045b0c6"/>
    </style:style>
    <style:style style:name="T35" style:family="text">
      <style:text-properties officeooo:rsid="003531c4"/>
    </style:style>
    <style:style style:name="T36" style:family="text">
      <style:text-properties fo:font-size="14pt" fo:font-weight="normal" style:font-size-asian="14pt" style:font-weight-asian="normal"/>
    </style:style>
    <style:style style:name="T37" style:family="text">
      <style:text-properties style:font-name="Courier New"/>
    </style:style>
    <style:style style:name="T38" style:family="text">
      <style:text-properties officeooo:rsid="003dfee6"/>
    </style:style>
    <style:style style:name="T39" style:family="text">
      <style:text-properties officeooo:rsid="003fef77"/>
    </style:style>
    <style:style style:name="T40" style:family="text">
      <style:text-properties officeooo:rsid="0041ba02"/>
    </style:style>
    <style:style style:name="T41" style:family="text">
      <style:text-properties officeooo:rsid="004a835e"/>
    </style:style>
    <style:style style:name="T42" style:family="text">
      <style:text-properties officeooo:rsid="004e4125"/>
    </style:style>
    <style:style style:name="T43" style:family="text">
      <style:text-properties officeooo:rsid="0050dc32"/>
    </style:style>
    <style:style style:name="T44" style:family="text">
      <style:text-properties officeooo:rsid="005be120"/>
    </style:style>
    <style:style style:name="T45" style:family="text">
      <style:text-properties officeooo:rsid="005dee14"/>
    </style:style>
    <style:style style:name="T46" style:family="text">
      <style:text-properties officeooo:rsid="006108cb"/>
    </style:style>
    <style:style style:name="T47" style:family="text">
      <style:text-properties officeooo:rsid="0062f12d"/>
    </style:style>
    <style:style style:name="T48" style:family="text">
      <style:text-properties officeooo:rsid="006bf440"/>
    </style:style>
    <style:style style:name="T49" style:family="text">
      <style:text-properties officeooo:rsid="006db18e"/>
    </style:style>
    <style:style style:name="T50" style:family="text">
      <style:text-properties officeooo:rsid="006e6f3e"/>
    </style:style>
    <style:style style:name="T51" style:family="text">
      <style:text-properties officeooo:rsid="0071b406"/>
    </style:style>
    <style:style style:name="T52" style:family="text">
      <style:text-properties officeooo:rsid="0073aead"/>
    </style:style>
    <style:style style:name="T53" style:family="text">
      <style:text-properties officeooo:rsid="0079e43f"/>
    </style:style>
    <style:style style:name="T54" style:family="text">
      <style:text-properties officeooo:rsid="007ce5bb"/>
    </style:style>
    <style:style style:name="T55" style:family="text">
      <style:text-properties officeooo:rsid="00803751"/>
    </style:style>
    <style:style style:name="T56" style:family="text">
      <style:text-properties officeooo:rsid="00839ebc"/>
    </style:style>
    <style:style style:name="T57" style:family="text">
      <style:text-properties officeooo:rsid="00847dae"/>
    </style:style>
    <style:style style:name="T58" style:family="text">
      <style:text-properties officeooo:rsid="00861fe4"/>
    </style:style>
    <style:style style:name="T59" style:family="text">
      <style:text-properties officeooo:rsid="00888997"/>
    </style:style>
    <style:style style:name="T60"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0% 100%" style:font-name="Helvetica"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3" style:family="text">
      <style:text-properties fo:font-size="10pt" fo:language="en" fo:country="US" style:language-asian="zxx" style:country-asian="none" style:language-complex="zxx" style:country-complex="none"/>
    </style:style>
    <style:style style:name="T64" style:family="text">
      <style:text-properties fo:font-variant="normal" fo:text-transform="none" style:use-window-font-color="true" style:text-outline="false" style:text-line-through-style="none" style:text-line-through-type="none" style:text-position="0% 100%" style:font-name="Helvetica"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336619523232" text:id="ct1336619523232">
          <text:insertion>
            <office:change-info>
              <dc:creator>David Bosschaert</dc:creator>
              <dc:date>2019-01-31T12:24:50</dc:date>
            </office:change-info>
          </text:insertion>
        </text:changed-region>
        <text:changed-region xml:id="ct1336619534512" text:id="ct1336619534512">
          <text:insertion>
            <office:change-info>
              <dc:creator>David Bosschaert</dc:creator>
              <dc:date>2019-01-31T12:24:52</dc:date>
            </office:change-info>
          </text:insertion>
        </text:changed-region>
        <text:changed-region xml:id="ct1336619523472" text:id="ct1336619523472">
          <text:insertion>
            <office:change-info>
              <dc:creator>David Bosschaert</dc:creator>
              <dc:date>2019-01-31T12:24:55</dc:date>
            </office:change-info>
          </text:insertion>
        </text:changed-region>
        <text:changed-region xml:id="ct1336619531872" text:id="ct1336619531872">
          <text:insertion>
            <office:change-info>
              <dc:creator>David Bosschaert</dc:creator>
              <dc:date>2019-01-31T12:25:00</dc:date>
            </office:change-info>
          </text:insertion>
        </text:changed-region>
        <text:changed-region xml:id="ct1336619535712" text:id="ct1336619535712">
          <text:insertion>
            <office:change-info>
              <dc:creator>Mark Hoffmann</dc:creator>
              <dc:date>2019-02-13T18:21:20</dc:date>
            </office:change-info>
          </text:insertion>
        </text:changed-region>
        <text:changed-region xml:id="ct1336619522032" text:id="ct1336619522032">
          <text:insertion>
            <office:change-info>
              <dc:creator>Mark Hoffmann</dc:creator>
              <dc:date>2019-02-13T18:21:28</dc:date>
            </office:change-info>
          </text:insertion>
        </text:changed-region>
        <text:changed-region xml:id="ct1336619532832" text:id="ct1336619532832">
          <text:insertion>
            <office:change-info>
              <dc:creator>Mark Hoffmann</dc:creator>
              <dc:date>2019-02-13T18:21:37</dc:date>
            </office:change-info>
          </text:insertion>
        </text:changed-region>
        <text:changed-region xml:id="ct1336619530672" text:id="ct1336619530672">
          <text:insertion>
            <office:change-info>
              <dc:creator>Mark Hoffmann</dc:creator>
              <dc:date>2019-02-13T18:22:00</dc:date>
            </office:change-info>
          </text:insertion>
        </text:changed-region>
        <text:changed-region xml:id="ct1336619532112" text:id="ct1336619532112">
          <text:insertion>
            <office:change-info>
              <dc:creator>Mark Hoffmann</dc:creator>
              <dc:date>2019-03-07T10:20:28</dc:date>
            </office:change-info>
          </text:insertion>
        </text:changed-region>
        <text:changed-region xml:id="ct1336619532352" text:id="ct1336619532352">
          <text:insertion>
            <office:change-info>
              <dc:creator>Mark Hoffmann</dc:creator>
              <dc:date>2019-03-07T10:20:49</dc:date>
            </office:change-info>
          </text:insertion>
        </text:changed-region>
        <text:changed-region xml:id="ct1336619533312" text:id="ct1336619533312">
          <text:insertion>
            <office:change-info>
              <dc:creator>Mark Hoffmann</dc:creator>
              <dc:date>2019-03-07T10:20:55</dc:date>
            </office:change-info>
          </text:insertion>
        </text:changed-region>
        <text:changed-region xml:id="ct1336619522512" text:id="ct1336619522512">
          <text:insertion>
            <office:change-info>
              <dc:creator>Mark Hoffmann</dc:creator>
              <dc:date>2019-03-07T10:21:04</dc:date>
            </office:change-info>
          </text:insertion>
        </text:changed-region>
        <text:changed-region xml:id="ct1336619522992" text:id="ct1336619522992">
          <text:insertion>
            <office:change-info>
              <dc:creator>Mark Hoffmann</dc:creator>
              <dc:date>2019-03-07T10:20:55</dc:date>
            </office:change-info>
          </text:insertion>
        </text:changed-region>
        <text:changed-region xml:id="ct1336619524672" text:id="ct1336619524672">
          <text:insertion>
            <office:change-info>
              <dc:creator>Mark Hoffmann</dc:creator>
              <dc:date>2019-03-07T10:21:02</dc:date>
            </office:change-info>
          </text:insertion>
        </text:changed-region>
        <text:changed-region xml:id="ct1336432653424" text:id="ct1336432653424">
          <text:insertion>
            <office:change-info>
              <dc:creator>Michael Roeschter</dc:creator>
              <dc:date>2019-03-08T12:58:13</dc:date>
            </office:change-info>
          </text:insertion>
        </text:changed-region>
        <text:changed-region xml:id="ct1336784325248" text:id="ct1336784325248">
          <text:insertion>
            <office:change-info>
              <dc:creator>Michael Roeschter</dc:creator>
              <dc:date>2019-03-08T12:58:27</dc:date>
            </office:change-info>
          </text:insertion>
        </text:changed-region>
        <text:changed-region xml:id="ct1336784325488" text:id="ct1336784325488">
          <text:insertion>
            <office:change-info>
              <dc:creator>Michael Roeschter</dc:creator>
              <dc:date>2019-03-08T12:58:44</dc:date>
            </office:change-info>
          </text:insertion>
        </text:changed-region>
        <text:changed-region xml:id="ct1336814252496" text:id="ct1336814252496">
          <text:insertion>
            <office:change-info>
              <dc:creator>Michael Roeschter</dc:creator>
              <dc:date>2019-03-08T12:59:04</dc:date>
            </office:change-info>
          </text:insertion>
        </text:changed-region>
        <text:changed-region xml:id="ct1336630304128" text:id="ct1336630304128">
          <text:insertion>
            <office:change-info>
              <dc:creator>Michael Roeschter</dc:creator>
              <dc:date>2019-03-08T13:02:10</dc:date>
            </office:change-info>
          </text:insertion>
        </text:changed-region>
        <text:changed-region xml:id="ct1336814252976" text:id="ct1336814252976">
          <text:deletion>
            <office:change-info>
              <dc:creator>Michael Roeschter</dc:creator>
              <dc:date>2019-03-08T13:03:27</dc:date>
            </office:change-info>
            <text:p text:style-name="P3">Especially </text:p>
          </text:deletion>
        </text:changed-region>
        <text:changed-region xml:id="ct1336814254896" text:id="ct1336814254896">
          <text:insertion>
            <office:change-info>
              <dc:creator>Michael Roeschter</dc:creator>
              <dc:date>2019-03-08T13:03:28</dc:date>
            </office:change-info>
          </text:insertion>
        </text:changed-region>
        <text:changed-region xml:id="ct1336814251536" text:id="ct1336814251536">
          <text:deletion>
            <office:change-info>
              <dc:creator>Michael Roeschter</dc:creator>
              <dc:date>2019-03-08T13:03:27</dc:date>
            </office:change-info>
            <text:p text:style-name="P3"><text:span text:style-name="T57">b</text:span></text:p>
          </text:deletion>
        </text:changed-region>
        <text:changed-region xml:id="ct1336814248416" text:id="ct1336814248416">
          <text:insertion>
            <office:change-info>
              <dc:creator>Michael Roeschter</dc:creator>
              <dc:date>2019-03-08T13:03:36</dc:date>
            </office:change-info>
          </text:insertion>
        </text:changed-region>
        <text:changed-region xml:id="ct1336814259456" text:id="ct1336814259456">
          <text:deletion>
            <office:change-info>
              <dc:creator>Michael Roeschter</dc:creator>
              <dc:date>2019-03-08T13:03:49</dc:date>
            </office:change-info>
            <text:p text:style-name="P3"><text:span text:style-name="T56">So </text:span></text:p>
          </text:deletion>
          <text:insertion>
            <office:change-info office:chg-author="Mark Hoffmann" office:chg-date-time="2019-03-07T10:35:46"/>
          </text:insertion>
        </text:changed-region>
        <text:changed-region xml:id="ct1336814254416" text:id="ct1336814254416">
          <text:insertion>
            <office:change-info>
              <dc:creator>Michael Roeschter</dc:creator>
              <dc:date>2019-03-08T13:03:52</dc:date>
            </office:change-info>
          </text:insertion>
        </text:changed-region>
        <text:changed-region xml:id="ct1336814250816" text:id="ct1336814250816">
          <text:deletion>
            <office:change-info>
              <dc:creator>Michael Roeschter</dc:creator>
              <dc:date>2019-03-08T13:03:52</dc:date>
            </office:change-info>
            <text:p text:style-name="P3"><text:span text:style-name="T56">t</text:span></text:p>
          </text:deletion>
          <text:insertion>
            <office:change-info office:chg-author="Mark Hoffmann" office:chg-date-time="2019-03-07T10:35:46"/>
          </text:insertion>
        </text:changed-region>
        <text:changed-region xml:id="ct1336619523712" text:id="ct1336619523712">
          <text:insertion>
            <office:change-info>
              <dc:creator>Mark Hoffmann</dc:creator>
              <dc:date>2019-03-07T10:35:46</dc:date>
            </office:change-info>
          </text:insertion>
        </text:changed-region>
        <text:changed-region xml:id="ct1336814249376" text:id="ct1336814249376">
          <text:insertion>
            <office:change-info>
              <dc:creator>Michael Roeschter</dc:creator>
              <dc:date>2019-03-08T13:03:54</dc:date>
            </office:change-info>
          </text:insertion>
        </text:changed-region>
        <text:changed-region xml:id="ct1336814252736" text:id="ct1336814252736">
          <text:insertion>
            <office:change-info>
              <dc:creator>Mark Hoffmann</dc:creator>
              <dc:date>2019-03-07T10:35:46</dc:date>
            </office:change-info>
          </text:insertion>
        </text:changed-region>
        <text:changed-region xml:id="ct1336619525152" text:id="ct1336619525152">
          <text:insertion>
            <office:change-info>
              <dc:creator>Mark Hoffmann</dc:creator>
              <dc:date>2019-03-07T10:36:00</dc:date>
            </office:change-info>
          </text:insertion>
        </text:changed-region>
        <text:changed-region xml:id="ct1336814254176" text:id="ct1336814254176">
          <text:insertion>
            <office:change-info>
              <dc:creator>Michael Roeschter</dc:creator>
              <dc:date>2019-03-08T13:04:04</dc:date>
            </office:change-info>
          </text:insertion>
        </text:changed-region>
        <text:changed-region xml:id="ct1336814260176" text:id="ct1336814260176">
          <text:insertion>
            <office:change-info>
              <dc:creator>Mark Hoffmann</dc:creator>
              <dc:date>2019-03-07T10:36:00</dc:date>
            </office:change-info>
          </text:insertion>
        </text:changed-region>
        <text:changed-region xml:id="ct1336432655584" text:id="ct1336432655584">
          <text:insertion>
            <office:change-info>
              <dc:creator>Michael Roeschter</dc:creator>
              <dc:date>2019-03-08T13:04:27</dc:date>
            </office:change-info>
          </text:insertion>
        </text:changed-region>
        <text:changed-region xml:id="ct1336432655824" text:id="ct1336432655824">
          <text:insertion>
            <office:change-info>
              <dc:creator>Michael Roeschter</dc:creator>
              <dc:date>2019-03-08T13:05:10</dc:date>
            </office:change-info>
          </text:insertion>
        </text:changed-region>
        <text:changed-region xml:id="ct1336814249616" text:id="ct1336814249616">
          <text:insertion>
            <office:change-info>
              <dc:creator>Michael Roeschter</dc:creator>
              <dc:date>2019-03-08T13:06:12</dc:date>
            </office:change-info>
          </text:insertion>
        </text:changed-region>
        <text:changed-region xml:id="ct1336814264256" text:id="ct1336814264256">
          <text:insertion>
            <office:change-info>
              <dc:creator>Michael Roeschter</dc:creator>
              <dc:date>2019-03-08T13:07:14</dc:date>
            </office:change-info>
          </text:insertion>
        </text:changed-region>
        <text:changed-region xml:id="ct1336814264976" text:id="ct1336814264976">
          <text:insertion>
            <office:change-info>
              <dc:creator>Michael Roeschter</dc:creator>
              <dc:date>2019-03-08T13:06:12</dc:date>
            </office:change-info>
          </text:insertion>
        </text:changed-region>
        <text:changed-region xml:id="ct1336432654864" text:id="ct1336432654864">
          <text:deletion>
            <office:change-info>
              <dc:creator>Michael Roeschter</dc:creator>
              <dc:date>2019-03-08T13:04:24</dc:date>
            </office:change-info>
            <text:p text:style-name="P3"><text:span text:style-name="T56">be a fully messaging features solution</text:span></text:p>
          </text:deletion>
          <text:insertion>
            <office:change-info office:chg-author="Mark Hoffmann" office:chg-date-time="2019-03-07T10:36:00"/>
          </text:insertion>
        </text:changed-region>
        <text:changed-region xml:id="ct1336432655104" text:id="ct1336432655104">
          <text:insertion>
            <office:change-info>
              <dc:creator>Mark Hoffmann</dc:creator>
              <dc:date>2019-03-07T10:36:00</dc:date>
            </office:change-info>
          </text:insertion>
        </text:changed-region>
        <text:changed-region xml:id="ct1336814027376" text:id="ct1336814027376">
          <text:deletion>
            <office:change-info>
              <dc:creator>Michael Roeschter</dc:creator>
              <dc:date>2019-03-08T13:08:34</dc:date>
            </office:change-info>
            <text:p text:style-name="P2">Beside</text:p>
          </text:deletion>
        </text:changed-region>
        <text:changed-region xml:id="ct1336619525392" text:id="ct1336619525392">
          <text:deletion>
            <office:change-info>
              <dc:creator>Michael Roeschter</dc:creator>
              <dc:date>2019-03-08T13:08:34</dc:date>
            </office:change-info>
            <text:p text:style-name="P2"><text:span text:style-name="T51">s</text:span></text:p>
          </text:deletion>
          <text:insertion>
            <office:change-info office:chg-author="David Bosschaert" office:chg-date-time="2019-01-31T12:18:10"/>
          </text:insertion>
        </text:changed-region>
        <text:changed-region xml:id="ct1336814041776" text:id="ct1336814041776">
          <text:deletion>
            <office:change-info>
              <dc:creator>Michael Roeschter</dc:creator>
              <dc:date>2019-03-08T13:08:36</dc:date>
            </office:change-info>
            <text:p text:style-name="P2"><text:s/>that, </text:p>
          </text:deletion>
        </text:changed-region>
        <text:changed-region xml:id="ct1336814028096" text:id="ct1336814028096">
          <text:insertion>
            <office:change-info>
              <dc:creator>Michael Roeschter</dc:creator>
              <dc:date>2019-03-08T13:08:36</dc:date>
            </office:change-info>
          </text:insertion>
        </text:changed-region>
        <text:changed-region xml:id="ct1336814030016" text:id="ct1336814030016">
          <text:deletion>
            <office:change-info>
              <dc:creator>Michael Roeschter</dc:creator>
              <dc:date>2019-03-08T13:08:36</dc:date>
            </office:change-info>
            <text:p text:style-name="P2">p</text:p>
          </text:deletion>
        </text:changed-region>
        <text:changed-region xml:id="ct1336814019456" text:id="ct1336814019456">
          <text:deletion>
            <office:change-info>
              <dc:creator>Michael Roeschter</dc:creator>
              <dc:date>2019-03-08T13:08:40</dc:date>
            </office:change-info>
            <text:p text:style-name="P2">also</text:p>
          </text:deletion>
        </text:changed-region>
        <text:changed-region xml:id="ct1336619526352" text:id="ct1336619526352">
          <text:insertion>
            <office:change-info>
              <dc:creator>David Bosschaert</dc:creator>
              <dc:date>2019-01-31T12:18:15</dc:date>
            </office:change-info>
          </text:insertion>
        </text:changed-region>
        <text:changed-region xml:id="ct1336619526592" text:id="ct1336619526592">
          <text:deletion>
            <office:change-info>
              <dc:creator>David Bosschaert</dc:creator>
              <dc:date>2019-01-31T12:18:16</dc:date>
            </office:change-info>
            <text:p text:style-name="P2">C</text:p>
          </text:deletion>
        </text:changed-region>
        <text:changed-region xml:id="ct1336619526832" text:id="ct1336619526832">
          <text:deletion>
            <office:change-info>
              <dc:creator>David Bosschaert</dc:creator>
              <dc:date>2019-01-31T12:18:23</dc:date>
            </office:change-info>
            <text:p text:style-name="P2">re</text:p>
          </text:deletion>
        </text:changed-region>
        <text:changed-region xml:id="ct1336814036256" text:id="ct1336814036256">
          <text:insertion>
            <office:change-info>
              <dc:creator>Michael Roeschter</dc:creator>
              <dc:date>2019-03-08T13:08:53</dc:date>
            </office:change-info>
          </text:insertion>
        </text:changed-region>
        <text:changed-region xml:id="ct1336814037696" text:id="ct1336814037696">
          <text:deletion>
            <office:change-info>
              <dc:creator>Michael Roeschter</dc:creator>
              <dc:date>2019-03-08T13:08:53</dc:date>
            </office:change-info>
            <text:p text:style-name="P2">is</text:p>
          </text:deletion>
        </text:changed-region>
        <text:changed-region xml:id="ct1336814048016" text:id="ct1336814048016">
          <text:deletion>
            <office:change-info>
              <dc:creator>Michael Roeschter</dc:creator>
              <dc:date>2019-03-08T13:09:38</dc:date>
            </office:change-info>
            <text:p text:style-name="P2">s</text:p>
          </text:deletion>
        </text:changed-region>
        <text:changed-region xml:id="ct1336814045856" text:id="ct1336814045856">
          <text:deletion>
            <office:change-info>
              <dc:creator>Michael Roeschter</dc:creator>
              <dc:date>2019-03-08T13:08:50</dc:date>
            </office:change-info>
            <text:p text:style-name="P2">again</text:p>
          </text:deletion>
        </text:changed-region>
        <text:changed-region xml:id="ct1336814041296" text:id="ct1336814041296">
          <text:insertion>
            <office:change-info>
              <dc:creator>Michael Roeschter</dc:creator>
              <dc:date>2019-03-08T13:09:40</dc:date>
            </office:change-info>
          </text:insertion>
        </text:changed-region>
        <text:changed-region xml:id="ct1336814266656" text:id="ct1336814266656">
          <text:insertion>
            <office:change-info>
              <dc:creator>Michael Roeschter</dc:creator>
              <dc:date>2019-03-08T13:10:30</dc:date>
            </office:change-info>
          </text:insertion>
        </text:changed-region>
        <text:changed-region xml:id="ct1336814263776" text:id="ct1336814263776">
          <text:deletion>
            <office:change-info>
              <dc:creator>Michael Roeschter</dc:creator>
              <dc:date>2019-03-08T13:10:52</dc:date>
            </office:change-info>
            <text:p text:style-name="P2">, in respect to the existing supporting specifications.</text:p>
          </text:deletion>
        </text:changed-region>
        <text:changed-region xml:id="ct1336814018016" text:id="ct1336814018016">
          <text:deletion>
            <office:change-info>
              <dc:creator>Michael Roeschter</dc:creator>
              <dc:date>2019-03-08T13:11:46</dc:date>
            </office:change-info>
            <text:p text:style-name="P4">published</text:p>
          </text:deletion>
        </text:changed-region>
        <text:changed-region xml:id="ct1336814018256" text:id="ct1336814018256">
          <text:insertion>
            <office:change-info>
              <dc:creator>Michael Roeschter</dc:creator>
              <dc:date>2019-03-08T13:11:46</dc:date>
            </office:change-info>
          </text:insertion>
        </text:changed-region>
        <text:changed-region xml:id="ct1336814030256" text:id="ct1336814030256">
          <text:insertion>
            <office:change-info>
              <dc:creator>Michael Roeschter</dc:creator>
              <dc:date>2019-03-08T13:11:53</dc:date>
            </office:change-info>
          </text:insertion>
        </text:changed-region>
        <text:changed-region xml:id="ct1336814266416" text:id="ct1336814266416">
          <text:insertion>
            <office:change-info>
              <dc:creator>Michael Roeschter</dc:creator>
              <dc:date>2019-03-08T13:12:00</dc:date>
            </office:change-info>
          </text:insertion>
        </text:changed-region>
        <text:changed-region xml:id="ct1336814265216" text:id="ct1336814265216">
          <text:deletion>
            <office:change-info>
              <dc:creator>Michael Roeschter</dc:creator>
              <dc:date>2019-03-08T13:12:14</dc:date>
            </office:change-info>
            <text:p text:style-name="P4">to.</text:p>
          </text:deletion>
        </text:changed-region>
        <text:changed-region xml:id="ct1336814266896" text:id="ct1336814266896">
          <text:deletion>
            <office:change-info>
              <dc:creator>Michael Roeschter</dc:creator>
              <dc:date>2019-03-08T13:12:20</dc:date>
            </office:change-info>
            <text:p text:style-name="P4">So </text:p>
          </text:deletion>
        </text:changed-region>
        <text:changed-region xml:id="ct1336814267136" text:id="ct1336814267136">
          <text:insertion>
            <office:change-info>
              <dc:creator>Michael Roeschter</dc:creator>
              <dc:date>2019-03-08T13:12:21</dc:date>
            </office:change-info>
          </text:insertion>
        </text:changed-region>
        <text:changed-region xml:id="ct1336814267376" text:id="ct1336814267376">
          <text:deletion>
            <office:change-info>
              <dc:creator>Michael Roeschter</dc:creator>
              <dc:date>2019-03-08T13:12:20</dc:date>
            </office:change-info>
            <text:p text:style-name="P4">t</text:p>
          </text:deletion>
        </text:changed-region>
        <text:changed-region xml:id="ct1336619549632" text:id="ct1336619549632">
          <text:insertion>
            <office:change-info>
              <dc:creator>David Bosschaert</dc:creator>
              <dc:date>2019-01-31T12:18:27</dc:date>
            </office:change-info>
          </text:insertion>
        </text:changed-region>
        <text:changed-region xml:id="ct1336619537872" text:id="ct1336619537872">
          <text:deletion>
            <office:change-info>
              <dc:creator>David Bosschaert</dc:creator>
              <dc:date>2019-01-31T12:18:27</dc:date>
            </office:change-info>
            <text:p text:style-name="P4">C</text:p>
          </text:deletion>
        </text:changed-region>
        <text:changed-region xml:id="ct1336814251776" text:id="ct1336814251776">
          <text:insertion>
            <office:change-info>
              <dc:creator>Michael Roeschter</dc:creator>
              <dc:date>2019-03-08T13:15:20</dc:date>
            </office:change-info>
          </text:insertion>
        </text:changed-region>
        <text:changed-region xml:id="ct1336619539792" text:id="ct1336619539792">
          <text:insertion>
            <office:change-info>
              <dc:creator>David Bosschaert</dc:creator>
              <dc:date>2019-01-31T12:18:45</dc:date>
            </office:change-info>
          </text:insertion>
        </text:changed-region>
        <text:changed-region xml:id="ct1336619544592" text:id="ct1336619544592">
          <text:insertion>
            <office:change-info>
              <dc:creator>Mark Hoffmann</dc:creator>
              <dc:date>2019-02-13T18:03:03</dc:date>
            </office:change-info>
          </text:insertion>
        </text:changed-region>
        <text:changed-region xml:id="ct1336814256576" text:id="ct1336814256576">
          <text:deletion>
            <office:change-info>
              <dc:creator>Michael Roeschter</dc:creator>
              <dc:date>2019-03-08T13:15:31</dc:date>
            </office:change-info>
            <text:p text:style-name="P88"><text:span text:style-name="T9">Waits</text:span></text:p>
          </text:deletion>
        </text:changed-region>
        <text:changed-region xml:id="ct1336814257296" text:id="ct1336814257296">
          <text:insertion>
            <office:change-info>
              <dc:creator>Michael Roeschter</dc:creator>
              <dc:date>2019-03-08T13:15:31</dc:date>
            </office:change-info>
          </text:insertion>
        </text:changed-region>
        <text:changed-region xml:id="ct1336630303408" text:id="ct1336630303408">
          <text:deletion>
            <office:change-info>
              <dc:creator>Michael Roeschter</dc:creator>
              <dc:date>2019-03-08T13:17:03</dc:date>
            </office:change-info>
            <text:p text:style-name="P88"><text:span text:style-name="T9">to </text:span></text:p>
          </text:deletion>
        </text:changed-region>
        <text:changed-region xml:id="ct1336814250576" text:id="ct1336814250576">
          <text:deletion>
            <office:change-info>
              <dc:creator>Michael Roeschter</dc:creator>
              <dc:date>2019-03-08T13:14:47</dc:date>
            </office:change-info>
            <text:p text:style-name="P18"><text:span text:style-name="T3">Send</text:span></text:p>
          </text:deletion>
        </text:changed-region>
        <text:changed-region xml:id="ct1336630302928" text:id="ct1336630302928">
          <text:insertion>
            <office:change-info>
              <dc:creator>Michael Roeschter</dc:creator>
              <dc:date>2019-03-08T13:17:11</dc:date>
            </office:change-info>
          </text:insertion>
        </text:changed-region>
        <text:changed-region xml:id="ct1336619540032" text:id="ct1336619540032">
          <text:insertion>
            <office:change-info>
              <dc:creator>David Bosschaert</dc:creator>
              <dc:date>2019-01-31T12:19:01</dc:date>
            </office:change-info>
          </text:insertion>
        </text:changed-region>
        <text:changed-region xml:id="ct1336627130592" text:id="ct1336627130592">
          <text:insertion>
            <office:change-info>
              <dc:creator>Michael Roeschter</dc:creator>
              <dc:date>2019-03-08T13:16:34</dc:date>
            </office:change-info>
          </text:insertion>
        </text:changed-region>
        <text:changed-region xml:id="ct1336619548912" text:id="ct1336619548912">
          <text:insertion>
            <office:change-info>
              <dc:creator>Mark Hoffmann</dc:creator>
              <dc:date>2019-02-13T18:05:02</dc:date>
            </office:change-info>
          </text:insertion>
        </text:changed-region>
        <text:changed-region xml:id="ct1336814047776" text:id="ct1336814047776">
          <text:deletion>
            <office:change-info>
              <dc:creator>Michael Roeschter</dc:creator>
              <dc:date>2019-03-08T13:15:51</dc:date>
            </office:change-info>
            <text:p text:style-name="P18"><text:span text:style-name="T3">Waits</text:span></text:p>
          </text:deletion>
        </text:changed-region>
        <text:changed-region xml:id="ct1336814038896" text:id="ct1336814038896">
          <text:insertion>
            <office:change-info>
              <dc:creator>Michael Roeschter</dc:creator>
              <dc:date>2019-03-08T13:15:51</dc:date>
            </office:change-info>
          </text:insertion>
        </text:changed-region>
        <text:changed-region xml:id="ct1336627130832" text:id="ct1336627130832">
          <text:deletion>
            <office:change-info>
              <dc:creator>Michael Roeschter</dc:creator>
              <dc:date>2019-03-08T13:15:59</dc:date>
            </office:change-info>
            <text:p text:style-name="P18"><text:span text:style-name="T3">to </text:span></text:p>
          </text:deletion>
        </text:changed-region>
        <text:changed-region xml:id="ct1336432656064" text:id="ct1336432656064">
          <text:insertion>
            <office:change-info>
              <dc:creator>Michael Roeschter</dc:creator>
              <dc:date>2019-03-08T13:16:12</dc:date>
            </office:change-info>
          </text:insertion>
        </text:changed-region>
        <text:changed-region xml:id="ct1336630300768" text:id="ct1336630300768">
          <text:deletion>
            <office:change-info>
              <dc:creator>Michael Roeschter</dc:creator>
              <dc:date>2019-03-08T13:19:13</dc:date>
            </office:change-info>
            <text:p text:style-name="P55">Using the ”Send and Forget” concept, the sender, will not know, if the message was received, whereas with “Send and Forward” </text:p>
          </text:deletion>
        </text:changed-region>
        <text:changed-region xml:id="ct1336630303168" text:id="ct1336630303168">
          <text:deletion>
            <office:change-info>
              <dc:creator>Michael Roeschter</dc:creator>
              <dc:date>2019-03-08T13:18:20</dc:date>
            </office:change-info>
            <text:p text:style-name="P55">this receive information is known to the sender</text:p>
          </text:deletion>
        </text:changed-region>
        <text:changed-region xml:id="ct1336630301248" text:id="ct1336630301248">
          <text:deletion>
            <office:change-info>
              <dc:creator>Michael Roeschter</dc:creator>
              <dc:date>2019-03-08T13:19:13</dc:date>
            </office:change-info>
            <text:p text:style-name="P55">. </text:p>
          </text:deletion>
        </text:changed-region>
        <text:changed-region xml:id="ct1336783183072" text:id="ct1336783183072">
          <text:insertion>
            <office:change-info>
              <dc:creator>Michael Roeschter</dc:creator>
              <dc:date>2019-03-08T13:19:23</dc:date>
            </office:change-info>
          </text:insertion>
        </text:changed-region>
        <text:changed-region xml:id="ct1336619538592" text:id="ct1336619538592">
          <text:insertion>
            <office:change-info>
              <dc:creator>David Bosschaert</dc:creator>
              <dc:date>2019-01-31T12:19:27</dc:date>
            </office:change-info>
          </text:insertion>
        </text:changed-region>
        <text:changed-region xml:id="ct1336619550112" text:id="ct1336619550112">
          <text:insertion>
            <office:change-info>
              <dc:creator>Mark Hoffmann</dc:creator>
              <dc:date>2019-02-13T18:07:07</dc:date>
            </office:change-info>
          </text:insertion>
        </text:changed-region>
        <text:changed-region xml:id="ct1336619546992" text:id="ct1336619546992">
          <text:deletion>
            <office:change-info>
              <dc:creator>Mark Hoffmann</dc:creator>
              <dc:date>2019-02-13T18:07:24</dc:date>
            </office:change-info>
            <text:p text:style-name="P5"><text:span text:style-name="T1">RPC over messaging</text:span></text:p>
          </text:deletion>
        </text:changed-region>
        <text:changed-region xml:id="ct1336619527072" text:id="ct1336619527072">
          <text:insertion>
            <office:change-info>
              <dc:creator>Mark Hoffmann</dc:creator>
              <dc:date>2019-02-13T18:07:46</dc:date>
            </office:change-info>
          </text:insertion>
        </text:changed-region>
        <text:changed-region xml:id="ct1336619543392" text:id="ct1336619543392">
          <text:deletion>
            <office:change-info>
              <dc:creator>Mark Hoffmann</dc:creator>
              <dc:date>2019-02-13T18:07:52</dc:date>
            </office:change-info>
            <text:p text:style-name="P6">PC</text:p>
          </text:deletion>
        </text:changed-region>
        <text:changed-region xml:id="ct1336619546512" text:id="ct1336619546512">
          <text:insertion>
            <office:change-info>
              <dc:creator>David Bosschaert</dc:creator>
              <dc:date>2019-01-31T12:20:33</dc:date>
            </office:change-info>
          </text:insertion>
        </text:changed-region>
        <text:changed-region xml:id="ct1336917124880" text:id="ct1336917124880">
          <text:deletion>
            <office:change-info>
              <dc:creator>Michael Roeschter</dc:creator>
              <dc:date>2019-03-08T13:22:09</dc:date>
            </office:change-info>
            <text:p text:style-name="P19">Channels are <text:span text:style-name="T42">queues. Theses</text:span></text:p>
          </text:deletion>
        </text:changed-region>
        <text:changed-region xml:id="ct1336917125120" text:id="ct1336917125120">
          <text:insertion>
            <office:change-info>
              <dc:creator>Michael Roeschter</dc:creator>
              <dc:date>2019-03-08T13:22:09</dc:date>
            </office:change-info>
          </text:insertion>
        </text:changed-region>
        <text:changed-region xml:id="ct1336264590560" text:id="ct1336264590560">
          <text:deletion>
            <office:change-info>
              <dc:creator>Michael Roeschter</dc:creator>
              <dc:date>2019-03-08T13:22:20</dc:date>
            </office:change-info>
            <text:p text:style-name="P19">paths</text:p>
          </text:deletion>
        </text:changed-region>
        <text:changed-region xml:id="ct1336627131072" text:id="ct1336627131072">
          <text:insertion>
            <office:change-info>
              <dc:creator>Michael Roeschter</dc:creator>
              <dc:date>2019-03-08T13:22:23</dc:date>
            </office:change-info>
          </text:insertion>
        </text:changed-region>
        <text:changed-region xml:id="ct1336264592960" text:id="ct1336264592960">
          <text:deletion>
            <office:change-info>
              <dc:creator>Michael Roeschter</dc:creator>
              <dc:date>2019-03-08T13:22:41</dc:date>
            </office:change-info>
            <text:p text:style-name="P19"><text:span text:style-name="T42">They are concurrently accessible, so many senders can write to them and receiver </text:span></text:p>
          </text:deletion>
        </text:changed-region>
        <text:changed-region xml:id="ct1336619541952" text:id="ct1336619541952">
          <text:deletion>
            <office:change-info>
              <dc:creator>Michael Roeschter</dc:creator>
              <dc:date>2019-03-08T13:22:41</dc:date>
            </office:change-info>
            <text:p text:style-name="P19"><text:span text:style-name="T42">read </text:span></text:p>
          </text:deletion>
          <text:insertion>
            <office:change-info office:chg-author="Mark Hoffmann" office:chg-date-time="2019-02-13T18:06:31"/>
          </text:insertion>
        </text:changed-region>
        <text:changed-region xml:id="ct1336264593680" text:id="ct1336264593680">
          <text:deletion>
            <office:change-info>
              <dc:creator>Michael Roeschter</dc:creator>
              <dc:date>2019-03-08T13:22:41</dc:date>
            </office:change-info>
            <text:p text:style-name="P19"><text:span text:style-name="T42">from channels with different threads</text:span></text:p>
          </text:deletion>
        </text:changed-region>
        <text:changed-region xml:id="ct1336619540992" text:id="ct1336619540992">
          <text:insertion>
            <office:change-info>
              <dc:creator>David Bosschaert</dc:creator>
              <dc:date>2019-01-31T12:21:06</dc:date>
            </office:change-info>
          </text:insertion>
        </text:changed-region>
        <text:changed-region xml:id="ct1336919186848" text:id="ct1336919186848">
          <text:deletion>
            <office:change-info>
              <dc:creator>Michael Roeschter</dc:creator>
              <dc:date>2019-03-08T13:23:24</dc:date>
            </office:change-info>
            <text:p text:style-name="P19">Depending on the concepts, described above, the sender waits for the receive acknowledge <text:span text:style-name="T46">of</text:span> the receiver/s or just for a successful submit.</text:p>
          </text:deletion>
        </text:changed-region>
        <text:changed-region xml:id="ct1336627128912" text:id="ct1336627128912">
          <text:insertion>
            <office:change-info>
              <dc:creator>Michael Roeschter</dc:creator>
              <dc:date>2019-03-08T13:23:30</dc:date>
            </office:change-info>
          </text:insertion>
        </text:changed-region>
        <text:changed-region xml:id="ct1336627131312" text:id="ct1336627131312">
          <text:deletion>
            <office:change-info>
              <dc:creator>Michael Roeschter</dc:creator>
              <dc:date>2019-03-08T13:23:24</dc:date>
            </office:change-info>
            <text:p text:style-name="P19"><text:s/></text:p>
          </text:deletion>
        </text:changed-region>
        <text:changed-region xml:id="ct1336814005536" text:id="ct1336814005536">
          <text:deletion>
            <office:change-info>
              <dc:creator>Michael Roeschter</dc:creator>
              <dc:date>2019-03-08T13:24:20</dc:date>
            </office:change-info>
            <text:p text:style-name="P20">A</text:p>
          </text:deletion>
        </text:changed-region>
        <text:changed-region xml:id="ct1336814030736" text:id="ct1336814030736">
          <text:insertion>
            <office:change-info>
              <dc:creator>Michael Roeschter</dc:creator>
              <dc:date>2019-03-08T13:24:22</dc:date>
            </office:change-info>
          </text:insertion>
        </text:changed-region>
        <text:changed-region xml:id="ct1336814018496" text:id="ct1336814018496">
          <text:insertion>
            <office:change-info>
              <dc:creator>Michael Roeschter</dc:creator>
              <dc:date>2019-03-08T13:24:26</dc:date>
            </office:change-info>
          </text:insertion>
        </text:changed-region>
        <text:changed-region xml:id="ct1336814018736" text:id="ct1336814018736">
          <text:deletion>
            <office:change-info>
              <dc:creator>Michael Roeschter</dc:creator>
              <dc:date>2019-03-08T13:24:28</dc:date>
            </office:change-info>
            <text:p text:style-name="P20"><text:span text:style-name="T59">s</text:span></text:p>
          </text:deletion>
        </text:changed-region>
        <text:changed-region xml:id="ct1336814030976" text:id="ct1336814030976">
          <text:insertion>
            <office:change-info>
              <dc:creator>Michael Roeschter</dc:creator>
              <dc:date>2019-03-08T13:24:32</dc:date>
            </office:change-info>
          </text:insertion>
        </text:changed-region>
        <text:changed-region xml:id="ct1336619546032" text:id="ct1336619546032">
          <text:insertion>
            <office:change-info>
              <dc:creator>Mark Hoffmann</dc:creator>
              <dc:date>2019-02-13T18:08:40</dc:date>
            </office:change-info>
          </text:insertion>
        </text:changed-region>
        <text:changed-region xml:id="ct1336619548672" text:id="ct1336619548672">
          <text:deletion>
            <office:change-info>
              <dc:creator>Mark Hoffmann</dc:creator>
              <dc:date>2019-02-13T18:08:45</dc:date>
            </office:change-info>
            <text:h text:style-name="P92" text:outline-level="3"><text:s/>RPC </text:h>
          </text:deletion>
        </text:changed-region>
        <text:changed-region xml:id="ct1336619543632" text:id="ct1336619543632">
          <text:deletion>
            <office:change-info>
              <dc:creator>Mark Hoffmann</dc:creator>
              <dc:date>2019-02-13T18:09:55</dc:date>
            </office:change-info>
            <text:p text:style-name="P9">Remote procedure calls over messaging. </text:p>
          </text:deletion>
        </text:changed-region>
        <text:changed-region xml:id="ct1336619549152" text:id="ct1336619549152">
          <text:insertion>
            <office:change-info>
              <dc:creator>Mark Hoffmann</dc:creator>
              <dc:date>2019-02-13T18:09:29</dc:date>
            </office:change-info>
          </text:insertion>
        </text:changed-region>
        <text:changed-region xml:id="ct1336619538832" text:id="ct1336619538832">
          <text:deletion>
            <office:change-info>
              <dc:creator>Mark Hoffmann</dc:creator>
              <dc:date>2019-02-13T18:09:30</dc:date>
            </office:change-info>
            <text:p text:style-name="P9">quest</text:p>
          </text:deletion>
        </text:changed-region>
        <text:changed-region xml:id="ct1336619549392" text:id="ct1336619549392">
          <text:deletion>
            <office:change-info>
              <dc:creator>David Bosschaert</dc:creator>
              <dc:date>2019-01-31T12:21:22</dc:date>
            </office:change-info>
            <text:p text:style-name="P7"><text:span text:style-name="T2">are</text:span></text:p>
          </text:deletion>
        </text:changed-region>
        <text:changed-region xml:id="ct1336619541232" text:id="ct1336619541232">
          <text:insertion>
            <office:change-info>
              <dc:creator>David Bosschaert</dc:creator>
              <dc:date>2019-01-31T12:21:22</dc:date>
            </office:change-info>
          </text:insertion>
        </text:changed-region>
        <text:changed-region xml:id="ct1336619551072" text:id="ct1336619551072">
          <text:insertion>
            <office:change-info>
              <dc:creator>David Bosschaert</dc:creator>
              <dc:date>2019-01-31T12:21:27</dc:date>
            </office:change-info>
          </text:insertion>
        </text:changed-region>
        <text:changed-region xml:id="ct1336619546272" text:id="ct1336619546272">
          <text:deletion>
            <office:change-info>
              <dc:creator>David Bosschaert</dc:creator>
              <dc:date>2019-01-31T12:21:26</dc:date>
            </office:change-info>
            <text:p text:style-name="P10"><text:span text:style-name="T4">a</text:span></text:p>
          </text:deletion>
        </text:changed-region>
        <text:changed-region xml:id="ct1336619541472" text:id="ct1336619541472">
          <text:deletion>
            <office:change-info>
              <dc:creator>David Bosschaert</dc:creator>
              <dc:date>2019-01-31T12:21:33</dc:date>
            </office:change-info>
            <text:p text:style-name="P10"><text:span text:style-name="T5">’</text:span></text:p>
          </text:deletion>
        </text:changed-region>
        <text:changed-region xml:id="ct1336619539072" text:id="ct1336619539072">
          <text:deletion>
            <office:change-info>
              <dc:creator>David Bosschaert</dc:creator>
              <dc:date>2019-01-31T12:21:45</dc:date>
            </office:change-info>
            <text:p text:style-name="P12"><text:span text:style-name="T3">take profit</text:span></text:p>
          </text:deletion>
        </text:changed-region>
        <text:changed-region xml:id="ct1336619538112" text:id="ct1336619538112">
          <text:insertion>
            <office:change-info>
              <dc:creator>David Bosschaert</dc:creator>
              <dc:date>2019-01-31T12:21:45</dc:date>
            </office:change-info>
          </text:insertion>
        </text:changed-region>
        <text:changed-region xml:id="ct1336619549872" text:id="ct1336619549872">
          <text:deletion>
            <office:change-info>
              <dc:creator>David Bosschaert</dc:creator>
              <dc:date>2019-01-31T12:22:02</dc:date>
            </office:change-info>
            <text:p text:style-name="P12"><text:span text:style-name="T3">get </text:span></text:p>
          </text:deletion>
        </text:changed-region>
        <text:changed-region xml:id="ct1336619540272" text:id="ct1336619540272">
          <text:insertion>
            <office:change-info>
              <dc:creator>David Bosschaert</dc:creator>
              <dc:date>2019-01-31T12:22:08</dc:date>
            </office:change-info>
          </text:insertion>
        </text:changed-region>
        <text:changed-region xml:id="ct1336619537632" text:id="ct1336619537632">
          <text:insertion>
            <office:change-info>
              <dc:creator>David Bosschaert</dc:creator>
              <dc:date>2019-01-31T12:22:18</dc:date>
            </office:change-info>
          </text:insertion>
        </text:changed-region>
        <text:changed-region xml:id="ct1336619537152" text:id="ct1336619537152">
          <text:deletion>
            <office:change-info>
              <dc:creator>David Bosschaert</dc:creator>
              <dc:date>2019-01-31T12:22:19</dc:date>
            </office:change-info>
            <text:p text:style-name="P13">s</text:p>
          </text:deletion>
        </text:changed-region>
        <text:changed-region xml:id="ct1336619547232" text:id="ct1336619547232">
          <text:insertion>
            <office:change-info>
              <dc:creator>Mark Hoffmann</dc:creator>
              <dc:date>2019-02-13T18:16:24</dc:date>
            </office:change-info>
          </text:insertion>
        </text:changed-region>
        <text:changed-region xml:id="ct1336619542672" text:id="ct1336619542672">
          <text:insertion>
            <office:change-info>
              <dc:creator>Mark Hoffmann</dc:creator>
              <dc:date>2019-02-13T18:17:30</dc:date>
            </office:change-info>
          </text:insertion>
        </text:changed-region>
        <text:changed-region xml:id="ct1336619543872" text:id="ct1336619543872">
          <text:insertion>
            <office:change-info>
              <dc:creator>Mark Hoffmann</dc:creator>
              <dc:date>2019-02-13T18:18:00</dc:date>
            </office:change-info>
          </text:insertion>
        </text:changed-region>
        <text:changed-region xml:id="ct1336619544112" text:id="ct1336619544112">
          <text:insertion>
            <office:change-info>
              <dc:creator>Mark Hoffmann</dc:creator>
              <dc:date>2019-02-13T18:10:08</dc:date>
            </office:change-info>
          </text:insertion>
        </text:changed-region>
        <text:changed-region xml:id="ct1336619550832" text:id="ct1336619550832">
          <text:deletion>
            <office:change-info>
              <dc:creator>Mark Hoffmann</dc:creator>
              <dc:date>2019-02-13T18:10:19</dc:date>
            </office:change-info>
            <text:h text:style-name="Heading_20_2" text:outline-level="2"><text:span text:style-name="T16">PC over </text:span></text:h>
          </text:deletion>
        </text:changed-region>
        <text:changed-region xml:id="ct1336619547952" text:id="ct1336619547952">
          <text:insertion>
            <office:change-info>
              <dc:creator>Mark Hoffmann</dc:creator>
              <dc:date>2019-02-13T18:10:27</dc:date>
            </office:change-info>
          </text:insertion>
        </text:changed-region>
        <text:changed-region xml:id="ct1336619542192" text:id="ct1336619542192">
          <text:deletion>
            <office:change-info>
              <dc:creator>Mark Hoffmann</dc:creator>
              <dc:date>2019-02-13T18:10:37</dc:date>
            </office:change-info>
            <text:p text:style-name="P13">PC c</text:p>
          </text:deletion>
        </text:changed-region>
        <text:changed-region xml:id="ct1336619538352" text:id="ct1336619538352">
          <text:insertion>
            <office:change-info>
              <dc:creator>Mark Hoffmann</dc:creator>
              <dc:date>2019-02-13T18:11:11</dc:date>
            </office:change-info>
          </text:insertion>
        </text:changed-region>
        <text:changed-region xml:id="ct1336619542432" text:id="ct1336619542432">
          <text:insertion>
            <office:change-info>
              <dc:creator>Mark Hoffmann</dc:creator>
              <dc:date>2019-02-13T18:10:57</dc:date>
            </office:change-info>
          </text:insertion>
        </text:changed-region>
        <text:changed-region xml:id="ct1336619543152" text:id="ct1336619543152">
          <text:deletion>
            <office:change-info>
              <dc:creator>Mark Hoffmann</dc:creator>
              <dc:date>2019-02-13T18:11:29</dc:date>
            </office:change-info>
            <text:p text:style-name="P14">RPC caller</text:p>
          </text:deletion>
        </text:changed-region>
        <text:changed-region xml:id="ct1336619540512" text:id="ct1336619540512">
          <text:insertion>
            <office:change-info>
              <dc:creator>Mark Hoffmann</dc:creator>
              <dc:date>2019-02-13T18:11:33</dc:date>
            </office:change-info>
          </text:insertion>
        </text:changed-region>
        <text:changed-region xml:id="ct1336619550352" text:id="ct1336619550352">
          <text:deletion>
            <office:change-info>
              <dc:creator>Mark Hoffmann</dc:creator>
              <dc:date>2019-02-13T18:11:37</dc:date>
            </office:change-info>
            <text:p text:style-name="P14">PC </text:p>
          </text:deletion>
        </text:changed-region>
        <text:changed-region xml:id="ct1336619539312" text:id="ct1336619539312">
          <text:insertion>
            <office:change-info>
              <dc:creator>David Bosschaert</dc:creator>
              <dc:date>2019-01-31T12:22:31</dc:date>
            </office:change-info>
          </text:insertion>
        </text:changed-region>
        <text:changed-region xml:id="ct1336619539552" text:id="ct1336619539552">
          <text:deletion>
            <office:change-info>
              <dc:creator>Mark Hoffmann</dc:creator>
              <dc:date>2019-02-18T11:37:38</dc:date>
            </office:change-info>
            <text:list xml:id="list802731752" text:style-name="L1">
              <text:list-item>
                <text:p text:style-name="P56">MSG020 – The solution MUST support peer-to-peer as well as broker based messaging systems</text:p>
              </text:list-item>
            </text:list>
          </text:deletion>
        </text:changed-region>
        <text:changed-region xml:id="ct1336619550592" text:id="ct1336619550592">
          <text:deletion>
            <office:change-info>
              <dc:creator>Mark Hoffmann</dc:creator>
              <dc:date>2019-02-18T11:35:19</dc:date>
            </office:change-info>
            <text:p text:style-name="P76">driver</text:p>
          </text:deletion>
        </text:changed-region>
        <text:changed-region xml:id="ct1336619551312" text:id="ct1336619551312">
          <text:insertion>
            <office:change-info>
              <dc:creator>Mark Hoffmann</dc:creator>
              <dc:date>2019-02-18T11:35:19</dc:date>
            </office:change-info>
          </text:insertion>
        </text:changed-region>
        <text:changed-region xml:id="ct1336619541712" text:id="ct1336619541712">
          <text:insertion>
            <office:change-info>
              <dc:creator>Mark Hoffmann</dc:creator>
              <dc:date>2019-02-13T18:11:50</dc:date>
            </office:change-info>
          </text:insertion>
        </text:changed-region>
        <text:changed-region xml:id="ct1336619544352" text:id="ct1336619544352">
          <text:insertion>
            <office:change-info>
              <dc:creator>Mark Hoffmann</dc:creator>
              <dc:date>2019-02-13T18:12:02</dc:date>
            </office:change-info>
          </text:insertion>
        </text:changed-region>
        <text:changed-region xml:id="ct1336619544832" text:id="ct1336619544832">
          <text:deletion>
            <office:change-info>
              <dc:creator>Mark Hoffmann</dc:creator>
              <dc:date>2019-02-18T12:32:22</dc:date>
            </office:change-info>
            <text:p text:style-name="P79"><text:span text:style-name="T17">remote recipients</text:span></text:p>
          </text:deletion>
        </text:changed-region>
        <text:changed-region xml:id="ct1336619545072" text:id="ct1336619545072">
          <text:insertion>
            <office:change-info>
              <dc:creator>Mark Hoffmann</dc:creator>
              <dc:date>2019-02-18T12:32:22</dc:date>
            </office:change-info>
          </text:insertion>
        </text:changed-region>
        <text:changed-region xml:id="ct1336619551552" text:id="ct1336619551552">
          <text:deletion>
            <office:change-info>
              <dc:creator>Mark Hoffmann</dc:creator>
              <dc:date>2019-02-18T11:40:27</dc:date>
            </office:change-info>
            <text:p text:style-name="P12">guaranteed delivery / </text:p>
          </text:deletion>
        </text:changed-region>
        <text:changed-region xml:id="ct1336619545312" text:id="ct1336619545312">
          <text:insertion>
            <office:change-info>
              <dc:creator>Mark Hoffmann</dc:creator>
              <dc:date>2019-02-18T11:39:55</dc:date>
            </office:change-info>
          </text:insertion>
        </text:changed-region>
        <text:changed-region xml:id="ct1336619545552" text:id="ct1336619545552">
          <text:insertion>
            <office:change-info>
              <dc:creator>Mark Hoffmann</dc:creator>
              <dc:date>2019-02-18T11:40:00</dc:date>
            </office:change-info>
          </text:insertion>
        </text:changed-region>
        <text:changed-region xml:id="ct1336619545792" text:id="ct1336619545792">
          <text:insertion>
            <office:change-info>
              <dc:creator>Mark Hoffmann</dc:creator>
              <dc:date>2019-02-13T18:12:34</dc:date>
            </office:change-info>
          </text:insertion>
        </text:changed-region>
        <text:changed-region xml:id="ct1336619546752" text:id="ct1336619546752">
          <text:deletion>
            <office:change-info>
              <dc:creator>Mark Hoffmann</dc:creator>
              <dc:date>2019-02-13T18:12:37</dc:date>
            </office:change-info>
            <text:p text:style-name="P76"><text:span text:style-name="T18">PC</text:span></text:p>
          </text:deletion>
        </text:changed-region>
        <text:changed-region xml:id="ct1336619548192" text:id="ct1336619548192">
          <text:insertion>
            <office:change-info>
              <dc:creator>Mark Hoffmann</dc:creator>
              <dc:date>2019-02-13T18:12:41</dc:date>
            </office:change-info>
          </text:insertion>
        </text:changed-region>
        <text:changed-region xml:id="ct1336619536432" text:id="ct1336619536432">
          <text:deletion>
            <office:change-info>
              <dc:creator>Mark Hoffmann</dc:creator>
              <dc:date>2019-02-13T18:12:46</dc:date>
            </office:change-info>
            <text:p text:style-name="P76"><text:span text:style-name="T18"><text:s/>over messaging</text:span></text:p>
          </text:deletion>
        </text:changed-region>
        <text:changed-region xml:id="ct1336619547712" text:id="ct1336619547712">
          <text:insertion>
            <office:change-info>
              <dc:creator>Mark Hoffmann</dc:creator>
              <dc:date>2019-02-13T18:12:55</dc:date>
            </office:change-info>
          </text:insertion>
        </text:changed-region>
        <text:changed-region xml:id="ct1336619548432" text:id="ct1336619548432">
          <text:deletion>
            <office:change-info>
              <dc:creator>Mark Hoffmann</dc:creator>
              <dc:date>2019-02-13T18:12:58</dc:date>
            </office:change-info>
            <text:p text:style-name="P76"><text:span text:style-name="T18">PC</text:span></text:p>
          </text:deletion>
        </text:changed-region>
        <text:changed-region xml:id="ct1336619536912" text:id="ct1336619536912">
          <text:insertion>
            <office:change-info>
              <dc:creator>Mark Hoffmann</dc:creator>
              <dc:date>2019-02-18T12:29:54</dc:date>
            </office:change-info>
          </text:insertion>
        </text:changed-region>
        <text:changed-region xml:id="ct1336619537392" text:id="ct1336619537392">
          <text:insertion>
            <office:change-info>
              <dc:creator>Mark Hoffmann</dc:creator>
              <dc:date>2019-02-18T12:30:25</dc:date>
            </office:change-info>
          </text:insertion>
        </text:changed-region>
        <text:changed-region xml:id="ct1336619553232" text:id="ct1336619553232">
          <text:insertion>
            <office:change-info>
              <dc:creator>Mark Hoffmann</dc:creator>
              <dc:date>2019-02-18T12:31:03</dc:date>
            </office:change-info>
          </text:insertion>
        </text:changed-region>
        <text:changed-region xml:id="ct1336619553472" text:id="ct1336619553472">
          <text:insertion>
            <office:change-info>
              <dc:creator>Mark Hoffmann</dc:creator>
              <dc:date>2019-02-18T12:30:25</dc:date>
            </office:change-info>
          </text:insertion>
        </text:changed-region>
        <text:changed-region xml:id="ct1336619551792" text:id="ct1336619551792">
          <text:insertion>
            <office:change-info>
              <dc:creator>Mark Hoffmann</dc:creator>
              <dc:date>2019-02-18T12:31:02</dc:date>
            </office:change-info>
          </text:insertion>
        </text:changed-region>
        <text:changed-region xml:id="ct1336619552992" text:id="ct1336619552992">
          <text:deletion>
            <office:change-info>
              <dc:creator>Mark Hoffmann</dc:creator>
              <dc:date>2019-02-18T11:47:56</dc:date>
            </office:change-info>
            <text:list xml:id="list3123714585" text:style-name="L2">
              <text:list-item>
                <text:p text:style-name="P62">MSG1<text:span text:style-name="T19">8</text:span>0 – The solution MAY define a last-will message handling, when the channel was disconnected from participants</text:p>
              </text:list-item>
            </text:list>
          </text:deletion>
        </text:changed-region>
        <text:changed-region xml:id="ct1336619552272" text:id="ct1336619552272">
          <text:deletion>
            <office:change-info>
              <dc:creator>David Bosschaert</dc:creator>
              <dc:date>2019-01-31T12:23:19</dc:date>
            </office:change-info>
            <text:p text:style-name="P76"><text:span text:style-name="T20">a </text:span></text:p>
          </text:deletion>
        </text:changed-region>
        <text:changed-region xml:id="ct1336619552032" text:id="ct1336619552032">
          <text:deletion>
            <office:change-info>
              <dc:creator>Mark Hoffmann</dc:creator>
              <dc:date>2019-02-18T11:54:25</dc:date>
            </office:change-info>
            <text:p text:style-name="P76"><text:span text:style-name="T20">re</text:span></text:p>
          </text:deletion>
        </text:changed-region>
        <text:changed-region xml:id="ct1336619552512" text:id="ct1336619552512">
          <text:insertion>
            <office:change-info>
              <dc:creator>David Bosschaert</dc:creator>
              <dc:date>2019-01-31T12:23:15</dc:date>
            </office:change-info>
          </text:insertion>
        </text:changed-region>
        <text:changed-region xml:id="ct1336619552752" text:id="ct1336619552752">
          <text:insertion>
            <office:change-info>
              <dc:creator>Mark Hoffmann</dc:creator>
              <dc:date>2019-02-18T11:54:29</dc:date>
            </office:change-info>
          </text:insertion>
        </text:changed-region>
        <text:changed-region xml:id="ct1336620994704" text:id="ct1336620994704">
          <text:deletion>
            <office:change-info>
              <dc:creator>Mark Hoffmann</dc:creator>
              <dc:date>2019-02-18T11:53:49</dc:date>
            </office:change-info>
            <text:p text:style-name="P76"><text:span text:style-name="T20">handling</text:span></text:p>
          </text:deletion>
        </text:changed-region>
        <text:changed-region xml:id="ct1336620992544" text:id="ct1336620992544">
          <text:insertion>
            <office:change-info>
              <dc:creator>Mark Hoffmann</dc:creator>
              <dc:date>2019-02-18T12:05:50</dc:date>
            </office:change-info>
          </text:insertion>
        </text:changed-region>
        <text:changed-region xml:id="ct1336620994464" text:id="ct1336620994464">
          <text:deletion>
            <office:change-info>
              <dc:creator>Mark Hoffmann</dc:creator>
              <dc:date>2019-02-18T12:06:01</dc:date>
            </office:change-info>
            <text:p text:style-name="P76"><text:span text:style-name="T20">, when a channel was disconnected from participants</text:span></text:p>
          </text:deletion>
        </text:changed-region>
        <text:changed-region xml:id="ct1336620982224" text:id="ct1336620982224">
          <text:insertion>
            <office:change-info>
              <dc:creator>Mark Hoffmann</dc:creator>
              <dc:date>2019-02-18T12:14:30</dc:date>
            </office:change-info>
          </text:insertion>
        </text:changed-region>
        <text:changed-region xml:id="ct1336620993744" text:id="ct1336620993744">
          <text:deletion>
            <office:change-info>
              <dc:creator>Mark Hoffmann</dc:creator>
              <dc:date>2019-02-18T12:14:48</dc:date>
            </office:change-info>
            <text:p text:style-name="P59"><text:span text:style-name="T27">. So messages MUST NOT be restricted to a certain content-format</text:span><office:annotation><dc:creator>David Bosschaert</dc:creator><dc:date>2019-01-31T12:24:03.215971730</dc:date><loext:sender-initials>DB</loext:sender-initials><text:p text:style-name="P100"><text:span text:style-name="T60">I think implementations should be allowed to do this, although we might specify a portable protocol.</text:span></text:p></office:annotation>sent i<text:span text:style-name="T28">n a programming language and protocol agnostic way</text:span></text:p>
          </text:deletion>
        </text:changed-region>
        <text:changed-region xml:id="ct1336620987984" text:id="ct1336620987984">
          <text:insertion>
            <office:change-info>
              <dc:creator>Mark Hoffmann</dc:creator>
              <dc:date>2019-02-18T12:16:04</dc:date>
            </office:change-info>
          </text:insertion>
        </text:changed-region>
        <text:changed-region xml:id="ct1336620981024" text:id="ct1336620981024">
          <text:deletion>
            <office:change-info>
              <dc:creator>Mark Hoffmann</dc:creator>
              <dc:date>2019-02-18T12:16:09</dc:date>
            </office:change-info>
            <text:list xml:id="list3169497760" text:style-name="L3">
              <text:list-item>
                <text:p text:style-name="P67"/>
              </text:list-item>
              <text:list-item>
                <text:p text:style-name="P67"/>
              </text:list-item>
            </text:list>
          </text:deletion>
        </text:changed-region>
        <text:changed-region xml:id="ct1336620989424" text:id="ct1336620989424">
          <text:insertion>
            <office:change-info>
              <dc:creator>Mark Hoffmann</dc:creator>
              <dc:date>2019-02-18T12:17:44</dc:date>
            </office:change-info>
          </text:insertion>
        </text:changed-region>
        <text:changed-region xml:id="ct1336620984864" text:id="ct1336620984864">
          <text:insertion>
            <office:change-info>
              <dc:creator>Mark Hoffmann</dc:creator>
              <dc:date>2019-02-13T18:14:13</dc:date>
            </office:change-info>
          </text:insertion>
        </text:changed-region>
        <text:changed-region xml:id="ct1336620981504" text:id="ct1336620981504">
          <text:insertion>
            <office:change-info>
              <dc:creator>Mark Hoffmann</dc:creator>
              <dc:date>2019-02-13T18:18:22</dc:date>
            </office:change-info>
          </text:insertion>
        </text:changed-region>
        <text:changed-region xml:id="ct1336620984624" text:id="ct1336620984624">
          <text:insertion>
            <office:change-info>
              <dc:creator>Mark Hoffmann</dc:creator>
              <dc:date>2019-02-18T12:38:32</dc:date>
            </office:change-info>
          </text:insertion>
        </text:changed-region>
        <text:changed-region xml:id="ct1336620980304" text:id="ct1336620980304">
          <text:deletion>
            <office:change-info>
              <dc:creator>Mark Hoffmann</dc:creator>
              <dc:date>2019-02-18T12:24:49</dc:date>
            </office:change-info>
            <text:list xml:id="list2033187748" text:style-name="L4">
              <text:list-item>
                <text:p text:style-name="P68">MSG300 – The solution SHOULD provide a bridge from a channel to Event Admin topics, <text:span text:style-name="T29">to send or receive events</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draw:style-name="fr2" draw:name="graphics1" text:anchor-type="paragraph" svg:width="17.78cm" svg:height="7.893cm" draw:z-index="0"><draw:image xlink:href="Pictures/1000020100000427000001D8AF6123EF854911E1.png" xlink:type="simple" xlink:show="embed" xlink:actuate="onLoad" loext:mime-type="image/png"/></draw:frame></text:p>
      <text:p text:style-name="Document_20_Title"><text:user-defined style:data-style-name="N0" text:name="RFP Title">RFP-192-Messaging</text:user-defined></text:p>
      <text:p text:style-name="Document_20_Title"><text:span text:style-name="T36">Final<text:line-break/><text:line-break/></text:span><text:span text:style-name="T36"><text:page-count style:num-format="1">9</text:page-count></text:span><text:span text:style-name="T36"> Pages</text:span></text:p>
      <text:p text:style-name="P27">Abstract</text:p>
      <text:p text:style-name="P26">Asynchronous communication is an <text:span text:style-name="T46">important</text:span> factor in today's business applications. Especially in the IoT domain but also for distributed infrastructures the communication over publish/subscribe protocols are common mechanisms. <text:span text:style-name="T46">Whereas</text:span> the existing OSGi Event Admin specification already <text:span text:style-name="T46">describes</text:span> an asynchronous e<text:span text:style-name="T38">v</text:span>ent model within an OSGi framework, this RFP addresses the interaction of an OSGi environment with third-party communication protocols using a common interface.</text:p>
      <text:h text:style-name="P91" text:outline-level="1" text:restart-numbering="true" text:start-value="-1">Document Information</text:h>
      <text:h text:style-name="P4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5">0 <text:s/>Document Information<text:tab/>2</text:p>
          <text:p text:style-name="P43">0.1 <text:s/>Table of Contents<text:tab/>2</text:p>
          <text:p text:style-name="P43">0.2 <text:s/>Terminology and Document Conventions<text:tab/>3</text:p>
          <text:p text:style-name="P43">0.3 <text:s/>Revision History<text:tab/>3</text:p>
          <text:p text:style-name="P44">1 <text:s/>Introduction<text:tab/>3</text:p>
          <text:p text:style-name="P44">2 <text:s/>Application Domain<text:tab/>4</text:p>
          <text:p text:style-name="P43">2.1 <text:s/>Terminology + Abbreviations<text:tab/>4</text:p>
          <text:p text:style-name="P42">2.1.1 <text:s/>Message<text:tab/>5</text:p>
          <text:p text:style-name="P42">2.1.2 <text:s/>Channel<text:tab/>5</text:p>
          <text:p text:style-name="P42">2.1.3 <text:s/>Sender / Publisher<text:tab/>5</text:p>
          <text:p text:style-name="P42">2.1.4 <text:s/>Messaging RPC<text:tab/>5</text:p>
          <text:p text:style-name="P44">3 <text:s/>Problem Description<text:tab/>5</text:p>
          <text:p text:style-name="P44">4 <text:s/>Use Cases<text:tab/>6</text:p>
          <text:p text:style-name="P43">4.1 <text:s/>Message sending<text:tab/>6</text:p>
          <text:p text:style-name="P43">4.2 <text:s/>Receiving messages<text:tab/>6</text:p>
          <text:p text:style-name="P43">4.3 <text:s text:c="2"/>RPC over messaging<text:tab/>6</text:p>
          <text:p text:style-name="P43">4.4 <text:s text:c="2"/>Event Admin<text:tab/>6</text:p>
          <text:p text:style-name="P44">5 <text:s/>Requirements<text:tab/>6</text:p>
          <text:p text:style-name="P42">5.1.1 <text:s/>General<text:tab/>6</text:p>
          <text:p text:style-name="P42">5.1.2 <text:s/>Channels<text:tab/>7</text:p>
          <text:p text:style-name="P42">5.1.3 <text:s/>Messages<text:tab/>7</text:p>
          <text:p text:style-name="P42">5.1.4 <text:s/>Event Admin<text:tab/>7</text:p>
          <text:p text:style-name="P44">6 <text:s/>Document Support<text:tab/>8</text:p>
          <text:p text:style-name="P43">6.1 <text:s/>References<text:tab/>8</text:p>
          <text:p text:style-name="P43">6.2 <text:s/>Author’s Address<text:tab/>8</text:p>
          <text:p text:style-name="P43">6.3 <text:s/>End of Document<text:tab/>8</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37">Source code is shown in this typeface</text:span>.</text:p>
      <text:h text:style-name="Heading_20_2" text:outline-level="2">Revision History</text:h>
      <text:p text:style-name="P17">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Revision</text:p>
            </table:table-cell>
            <table:table-cell table:style-name="Table1.A1" office:value-type="string">
              <text:p text:style-name="P40">Date</text:p>
            </table:table-cell>
            <table:table-cell table:style-name="Table1.C1" office:value-type="string">
              <text:p text:style-name="P40">Comments</text:p>
            </table:table-cell>
          </table:table-row>
        </table:table-header-rows>
        <table:table-row table:style-name="Table1.2">
          <table:table-cell table:style-name="Table1.A1" office:value-type="string">
            <text:p text:style-name="P34">Initial</text:p>
          </table:table-cell>
          <table:table-cell table:style-name="Table1.A1" office:value-type="string">
            <text:p text:style-name="P28">2<text:span text:style-name="T38">8</text:span>.<text:span text:style-name="T38">12</text:span>.2018</text:p>
          </table:table-cell>
          <table:table-cell table:style-name="Table1.C1" office:value-type="string">
            <text:p text:style-name="P29">Initial - <text:span text:style-name="T30">Mark Hoffmann</text:span></text:p>
          </table:table-cell>
        </table:table-row>
        <table:table-row table:style-name="Table1.2">
          <table:table-cell table:style-name="Table1.A3" office:value-type="string">
            <text:p text:style-name="P35"><text:change-start text:change-id="ct1336619523232"/>0.1<text:change-end text:change-id="ct1336619523232"/></text:p>
          </table:table-cell>
          <table:table-cell table:style-name="Table1.A3" office:value-type="string">
            <text:p text:style-name="P30"><text:change-start text:change-id="ct1336619534512"/>31.01.2019<text:change-end text:change-id="ct1336619534512"/></text:p>
          </table:table-cell>
          <table:table-cell table:style-name="Table1.C3" office:value-type="string">
            <text:p text:style-name="P30"><text:change-start text:change-id="ct1336619523472"/>David Bosschaert <text:change-end text:change-id="ct1336619523472"/><text:change-start text:change-id="ct1336619531872"/>– minor editorial changes and some comments<text:change-end text:change-id="ct1336619531872"/></text:p>
          </table:table-cell>
        </table:table-row>
        <table:table-row table:style-name="Table1.2">
          <table:table-cell table:style-name="Table1.A3" office:value-type="string">
            <text:p text:style-name="P36"><text:change-start text:change-id="ct1336619535712"/>0.2<text:change-end text:change-id="ct1336619535712"/></text:p>
          </table:table-cell>
          <table:table-cell table:style-name="Table1.A3" office:value-type="string">
            <text:p text:style-name="P31"><text:change-start text:change-id="ct1336619522032"/>13.02.2019<text:change-end text:change-id="ct1336619522032"/></text:p>
          </table:table-cell>
          <table:table-cell table:style-name="Table1.C3" office:value-type="string">
            <text:p text:style-name="P31"><text:change-start text:change-id="ct1336619532832"/>Mark Hoffmann – changed wording <text:change-end text:change-id="ct1336619532832"/><text:change-start text:change-id="ct1336619530672"/>for RPC and added some proposed use-cases<text:change-end text:change-id="ct1336619530672"/></text:p>
          </table:table-cell>
        </table:table-row>
        <table:table-row table:style-name="Table1.2">
          <table:table-cell table:style-name="Table1.A3" office:value-type="string">
            <text:p text:style-name="P37"><text:change-start text:change-id="ct1336619532112"/>0.3<text:change-end text:change-id="ct1336619532112"/></text:p>
          </table:table-cell>
          <table:table-cell table:style-name="Table1.A3" office:value-type="string">
            <text:p text:style-name="P32"><text:change-start text:change-id="ct1336619532352"/>19.02.2019<text:change-end text:change-id="ct1336619532352"/></text:p>
          </table:table-cell>
          <table:table-cell table:style-name="Table1.C3" office:value-type="string">
            <text:p text:style-name="P32"><text:change-start text:change-id="ct1336619533312"/>Mark Hoffmann <text:change-end text:change-id="ct1336619533312"/><text:change-start text:change-id="ct1336619522512"/>–<text:change-end text:change-id="ct1336619522512"/><text:change-start text:change-id="ct1336619522992"/> <text:change-end text:change-id="ct1336619522992"/><text:change-start text:change-id="ct1336619524672"/>comments from the F2F Berlin discussion<text:change-end text:change-id="ct1336619524672"/></text:p>
          </table:table-cell>
        </table:table-row>
        <table:table-row table:style-name="Table1.2">
          <table:table-cell table:style-name="Table1.A3" office:value-type="string">
            <text:p text:style-name="P99"><text:change-start text:change-id="ct1336432653424"/>0.4<text:change-end text:change-id="ct1336432653424"/></text:p>
          </table:table-cell>
          <table:table-cell table:style-name="Table1.A3" office:value-type="string">
            <text:p text:style-name="P98"><text:change-start text:change-id="ct1336784325248"/>13.03.2019<text:change-end text:change-id="ct1336784325248"/></text:p>
          </table:table-cell>
          <table:table-cell table:style-name="Table1.C3" office:value-type="string">
            <text:p text:style-name="P98"><text:change-start text:change-id="ct1336784325488"/>Michael Roeschter – reviewed, edited<text:change-end text:change-id="ct1336784325488"/><text:change-start text:change-id="ct1336814252496"/> for clarity with regard to design goals. The F2F in Berlin clarified the design goal to provide a simple interface to messaging systems, but not providing access to the full feature set of Enterprise class messaging solution (like MQ Series or TIBCO EMS) or massively scalable <text:change-end text:change-id="ct1336814252496"/><text:change-start text:change-id="ct1336630304128"/>solutions (like Kafka). <text:change-end text:change-id="ct1336630304128"/></text:p>
          </table:table-cell>
        </table:table-row>
      </table:table>
      <text:p text:style-name="Body"/>
      <text:h text:style-name="Heading_20_1" text:outline-level="1">Introduction</text:h>
      <text:p text:style-name="P3">In the past there <text:span text:style-name="T39">have already been </text:span>some efforts to bring asynchronous messaging into the OSGi <text:span text:style-name="T39">framework</text:span>. <text:span text:style-name="T39">There was the Distributed Eventing RFC-214 and the MQTT Adapter RFC-229. In addition to that there are further available specification like </text:span>OSGi RSA, Promises and PushStreams, that <text:span text:style-name="T39">focus on remote events, a</text:span>synchronous processing <text:span text:style-name="T39">and</text:span> <text:span text:style-name="T39">reactive </text:span>event handling. <text:span text:style-name="T41">Promises and PushStreams are optimal partners to deal with the asynchronous programming model, that comes with the messaging pattern.</text:span></text:p>
      <text:p text:style-name="P3"><text:change text:change-id="ct1336814252976"/><text:change-start text:change-id="ct1336814254896"/><text:span text:style-name="T57">B</text:span><text:change-end text:change-id="ct1336814254896"/><text:change text:change-id="ct1336814251536"/><text:span text:style-name="T57">ecause of the growing popularity of the IoT domain,</text:span> it is important to enable OSGi to be connected with the <text:change-start text:change-id="ct1336814248416"/><text:span text:style-name="T57">commonn services of the </text:span><text:change-end text:change-id="ct1336814248416"/>IoT world. <text:change text:change-id="ct1336814259456"/><text:change-start text:change-id="ct1336814254416"/><text:span text:style-name="T56">T</text:span><text:change-end text:change-id="ct1336814254416"/><text:change text:change-id="ct1336814250816"/><text:change-start text:change-id="ct1336619523712"/><text:span text:style-name="T56">his RFP is mean</text:span><text:change-end text:change-id="ct1336619523712"/><text:change-start text:change-id="ct1336814249376"/><text:span text:style-name="T56">t</text:span><text:change-end text:change-id="ct1336814249376"/><text:change-start text:change-id="ct1336814252736"/><text:span text:style-name="T56"> to provide an easy to</text:span><text:change-end text:change-id="ct1336814252736"/><text:change-start text:change-id="ct1336619525152"/><text:span text:style-name="T56"> use solution in OSGi, to </text:span><text:change-end text:change-id="ct1336619525152"/><text:change-start text:change-id="ct1336814254176"/><text:span text:style-name="T56">connect to and </text:span><text:change-end text:change-id="ct1336814254176"/><text:change-start text:change-id="ct1336814260176"/><text:span text:style-name="T56">work with messaging systems. It is not meant to </text:span><text:change-end text:change-id="ct1336814260176"/><text:change-start text:change-id="ct1336432655584"/><text:span text:style-name="T56">provide access to the full feature set and service guarantees of Enterprise class messaging solution like MQSeries or </text:span><text:change-end text:change-id="ct1336432655584"/><text:change-start text:change-id="ct1336432655824"/><text:span text:style-name="T56">TIBCO EMS or massively scalable solutions </text:span><text:soft-page-break/><text:span text:style-name="T56">like Kafka. Service guarantees and configuration details will be designed </text:span><text:change-end text:change-id="ct1336432655824"/><text:change-start text:change-id="ct1336814249616"/><text:span text:style-name="T56">as configuration hints. T</text:span><text:change-end text:change-id="ct1336814249616"/><text:change-start text:change-id="ct1336814264256"/><text:span text:style-name="T56">h</text:span><text:change-end text:change-id="ct1336814264256"/><text:change-start text:change-id="ct1336814264976"/><text:span text:style-name="T56">e implementation will be optional and depend on the binding. <text:s/></text:span><text:change-end text:change-id="ct1336814264976"/><text:change text:change-id="ct1336432654864"/><text:change-start text:change-id="ct1336432655104"/><text:span text:style-name="T56">.</text:span><text:change-end text:change-id="ct1336432655104"/></text:p>
      <text:p text:style-name="P2"><text:change text:change-id="ct1336814027376"/><text:change text:change-id="ct1336619525392"/><text:change text:change-id="ct1336814041776"/><text:change-start text:change-id="ct1336814028096"/><text:span text:style-name="T51">P</text:span><text:change-end text:change-id="ct1336814028096"/><text:change text:change-id="ct1336814030016"/>rotocols like AMQP, the Kafka Protocol or JMS are <text:change text:change-id="ct1336814019456"/><text:s/>heavily used in back-end infrastructures. <text:s/>This RF<text:change-start text:change-id="ct1336619526352"/><text:span text:style-name="T51">P</text:span><text:change-end text:change-id="ct1336619526352"/><text:change text:change-id="ct1336619526592"/> tries to <text:change text:change-id="ct1336619526832"/>address th<text:change-start text:change-id="ct1336814036256"/><text:span text:style-name="T58">e</text:span><text:change-end text:change-id="ct1336814036256"/><text:change text:change-id="ct1336814037696"/> use-case<text:change text:change-id="ct1336814048016"/> <text:change text:change-id="ct1336814045856"/><text:change-start text:change-id="ct1336814041296"/><text:s/><text:span text:style-name="T58">fo connecting to those protocols</text:span><text:change-end text:change-id="ct1336814041296"/><text:change-start text:change-id="ct1336814266656"/><text:span text:style-name="T58"> with a subset of their functionality.</text:span><text:change-end text:change-id="ct1336814266656"/><text:change text:change-id="ct1336814263776"/> <text:span text:style-name="T40">For a seamless use of OSGi as well in IoT infrastructures and cloud-infrastructures, it is important to provide an easy to use and also seamless integration of different communication protocols in OSGi. </text:span></text:p>
      <text:p text:style-name="P4">With the Event Admin specification, there is already an ease to use approach, for in-framework events. Distributed events often needs additional configuration parameters like quality of service, time-to-live or event strategies that needs to be <text:change text:change-id="ct1336814018016"/><text:change-start text:change-id="ct1336814018256"/><text:span text:style-name="T58">configured</text:span><text:change-end text:change-id="ct1336814018256"/> <text:change-start text:change-id="ct1336814030256"/><text:span text:style-name="T58">at connection time or set</text:span><text:change-end text:change-id="ct1336814030256"/><text:change-start text:change-id="ct1336814266416"/><text:span text:style-name="T58"> at message publication time. </text:span><text:change-end text:change-id="ct1336814266416"/><text:change text:change-id="ct1336814265216"/><text:s/><text:change text:change-id="ct1336814266896"/><text:change-start text:change-id="ct1336814267136"/><text:span text:style-name="T58">T</text:span><text:change-end text:change-id="ct1336814267136"/><text:change text:change-id="ct1336814267376"/>his RF<text:change-start text:change-id="ct1336619549632"/><text:span text:style-name="T51">P</text:span><text:change-end text:change-id="ct1336619549632"/><text:change text:change-id="ct1336619537872"/> is seen for standalone use but also as an extension to the Event Admin to provide the possibility for a Remote Event Admin. </text:p>
      <text:h text:style-name="Heading_20_1" text:outline-level="1">Application Domain</text:h>
      <text:p text:style-name="P23"><text:span text:style-name="T6">M</text:span><text:span text:style-name="T3">essaging is a pattern to reliably transport messages over a</text:span><text:change-start text:change-id="ct1336814251776"/><text:span text:style-name="T15">n</text:span><text:change-end text:change-id="ct1336814251776"/><text:span text:style-name="T3"> </text:span><text:span text:style-name="T8">inherent</text:span><text:span text:style-name="T3"> unreliable network </text:span><text:span text:style-name="T8">from a produce to one or more receivers</text:span><text:span text:style-name="T3">. </text:span><text:span text:style-name="T8">The process is to move messages from one system to another or many. The messaging system uses channels to do that. Because it is never clear, if the network is available or the receiver system, it is the task of the messaging system to handle that. </text:span></text:p>
      <text:p text:style-name="P18"><text:span text:style-name="T8">T</text:span><text:span text:style-name="T3">here are also different concepts in moving messages:</text:span></text:p>
      <text:list xml:id="list2024267605" text:style-name="L5">
        <text:list-item>
          <text:p text:style-name="P70"><office:annotation office:name="__Annotation__2463_2434718519"><dc:creator>David Bosschaert</dc:creator><dc:date>2019-01-31T12:18:45.718250240</dc:date><loext:sender-initials>DB</loext:sender-initials><text:p text:style-name="P100"><text:span text:style-name="T60">Maybe ‘Fire and Forget’ ?</text:span></text:p></office:annotation><text:span text:style-name="T9">Send and Forget</text:span><text:change-start text:change-id="ct1336619539792"/><office:annotation-end office:name="__Annotation__2463_2434718519"/><text:change-end text:change-id="ct1336619539792"/><text:change-start text:change-id="ct1336619544592"/><office:annotation><dc:creator>Mark Hoffmann</dc:creator><dc:date>2019-02-13T18:03:03.743431273</dc:date><loext:sender-initials>MH</loext:sender-initials><text:p text:style-name="P100"><text:span text:style-name="T64">Antwort auf David Bosschaert (31.01.2019, 12:18): "..."</text:span></text:p><text:p><text:span text:style-name="T63">I used the wording from the Enterprise Integration Pattern book</text:span></text:p></office:annotation><text:change-end text:change-id="ct1336619544592"/><text:span text:style-name="T9"> – </text:span><text:change text:change-id="ct1336814256576"/><text:change-start text:change-id="ct1336814257296"/><text:span text:style-name="T15">Guarantess</text:span><text:change-end text:change-id="ct1336814257296"/><text:span text:style-name="T9"> </text:span><text:change text:change-id="ct1336630303408"/><text:span text:style-name="T9">successful send </text:span></text:p>
        </text:list-item>
        <text:list-item>
          <text:p text:style-name="P71"><text:change text:change-id="ct1336814250576"/><text:change-start text:change-id="ct1336630302928"/><office:annotation office:name="__Annotation__2464_2434718519"><dc:creator>David Bosschaert</dc:creator><dc:date>2019-01-31T12:19:01.519010560</dc:date><loext:sender-initials>DB</loext:sender-initials><text:p text:style-name="P100"><text:span text:style-name="T60">Maybe ‘Store and Forward’ ?</text:span></text:p></office:annotation><text:span text:style-name="T15">Send</text:span><text:change-end text:change-id="ct1336630302928"/><text:span text:style-name="T3"> and Forward</text:span><text:change-start text:change-id="ct1336619540032"/><office:annotation-end office:name="__Annotation__2464_2434718519"/><text:change-end text:change-id="ct1336619540032"/><text:change-start text:change-id="ct1336627130592"/><office:annotation><dc:creator>Michael Roeschter</dc:creator><dc:date>2019-03-08T13:16:34.332000000</dc:date><loext:sender-initials>MR</loext:sender-initials><text:p text:style-name="P101"><text:span text:style-name="T62">Reply to David Bosschaert (31.01.2019, 12:19): "..."</text:span></text:p><text:p><text:span text:style-name="T63"/></text:p></office:annotation><text:change-end text:change-id="ct1336627130592"/><text:change-start text:change-id="ct1336619548912"/><office:annotation><dc:creator>Mark Hoffmann</dc:creator><dc:date>2019-02-13T18:05:02.025694618</dc:date><loext:sender-initials>MH</loext:sender-initials><text:p text:style-name="P100"><text:span text:style-name="T64">Antwort auf David Bosschaert (31.01.2019, 12:19): "..."</text:span></text:p><text:p><text:span text:style-name="T63">No send and forward. Storage may included</text:span></text:p></office:annotation><text:change-end text:change-id="ct1336619548912"/><text:span text:style-name="T3"> – </text:span><text:change text:change-id="ct1336814047776"/><text:change-start text:change-id="ct1336814038896"/><text:span text:style-name="T15">Guarantees</text:span><text:change-end text:change-id="ct1336814038896"/><text:span text:style-name="T3"> </text:span><text:change text:change-id="ct1336627130832"/><text:change-start text:change-id="ct1336432656064"/><text:span text:style-name="T15">eventual </text:span><text:change-end text:change-id="ct1336432656064"/><text:span text:style-name="T3">successful receive</text:span></text:p>
        </text:list-item>
      </text:list>
      <text:p text:style-name="P55"><text:change text:change-id="ct1336630300768"/><text:change text:change-id="ct1336630303168"/><text:change text:change-id="ct1336630301248"/><text:change-start text:change-id="ct1336783183072"/><office:annotation office:name="__Annotation__1435_1231043445"><dc:creator>Michael Roeschter</dc:creator><dc:date>2019-03-08T13:19:23.251000000</dc:date><loext:sender-initials>MR</loext:sender-initials><text:p text:style-name="P101"><text:span text:style-name="T61">The sender never knows what happens with the message. All guarantees are configuration driven and are known by the messaging system. The sender can configure/hint them but does not know them.</text:span></text:p></office:annotation><office:annotation-end office:name="__Annotation__1435_1231043445"/><text:change-end text:change-id="ct1336783183072"/></text:p>
      <text:p text:style-name="P5">There are also some differences in the messaging <office:annotation office:name="__Annotation__2465_2434718519"><dc:creator>David Bosschaert</dc:creator><dc:date>2019-01-31T12:19:27.954084401</dc:date><loext:sender-initials>DB</loext:sender-initials><text:p text:style-name="P100"><text:span text:style-name="T60">Should we mention: </text:span></text:p><text:p text:style-name="P100"><text:span text:style-name="T60">* ack channel</text:span></text:p><text:p text:style-name="P100"><text:span text:style-name="T60">* management or monitoring channel</text:span></text:p><text:p text:style-name="P100"><text:span text:style-name="T60">* response / back channel</text:span></text:p><text:p text:style-name="P100"><text:span text:style-name="T60">?</text:span></text:p></office:annotation>channel types<text:change-start text:change-id="ct1336619538592"/><office:annotation-end office:name="__Annotation__2465_2434718519"/><text:change-end text:change-id="ct1336619538592"/>, that are common:</text:p>
      <text:list xml:id="list1344662506" text:style-name="L6">
        <text:list-item>
          <text:p text:style-name="P51">Point-to-point</text:p>
        </text:list-item>
        <text:list-item>
          <text:p text:style-name="P51">Publish-Subscribe</text:p>
        </text:list-item>
        <text:list-item>
          <text:p text:style-name="P51">Guaranteed delivery</text:p>
        </text:list-item>
        <text:list-item>
          <text:p text:style-name="P51">Invalid message</text:p>
        </text:list-item>
        <text:list-item>
          <text:p text:style-name="P51">Dead-letter</text:p>
        </text:list-item>
      </text:list>
      <text:p text:style-name="P5">These channel types are <text:span text:style-name="T1">used to deal with certain use-cases like </text:span><text:change-start text:change-id="ct1336619550112"/><text:span text:style-name="T1">Reply-To use-cases</text:span><text:change-end text:change-id="ct1336619550112"/><text:change text:change-id="ct1336619546992"/><text:span text:style-name="T1"> or a quality of service. The last is heavily used in MQTT.</text:span></text:p>
      <text:p text:style-name="P6"><text:soft-page-break/>Another important fact is the structure of the messages. They usually consist of a header and body. The body contains the payload that is an array of bytes. The header provides additional properties for the message. There are some common properties that are used for handling R<text:change-start text:change-id="ct1336619527072"/><text:span text:style-name="T16">eply-To</text:span><text:change-end text:change-id="ct1336619527072"/><text:change text:change-id="ct1336619543392"/>, sequencing/ordering of messages, time-synchronization, filtering and others. <text:span text:style-name="T2">This is important because messaging decouples communication and has <text:s/>different demands regarding assumptions that are made to the process compared to a local call. Thus there is are additional semantics for. e.g. time-outs, retry-counts, address-spaces.</text:span></text:p>
      <text:p text:style-name="P8">Messaging in general induces a<text:span text:style-name="T46">n </text:span>asynchronous programming model. Therefor<text:change-start text:change-id="ct1336619546512"/><text:span text:style-name="T51">e</text:span><text:change-end text:change-id="ct1336619546512"/> <text:span text:style-name="T43">Promises and PushStreams are already existing specifications that are an optimal solution for data-handling as well as scaling of actors over more than one thread. These specifications allowing flexible message transformation into internal data formats. Further Promises provide the possibility to realize patterns like message construction or aggregation. [1]</text:span></text:p>
      <text:h text:style-name="Heading_20_2" text:outline-level="2">Terminology + Abbreviations </text:h>
      <text:p text:style-name="Body"/>
      <text:h text:style-name="P93" text:outline-level="3">Message</text:h>
      <text:p text:style-name="P15">A message is a data structure that hold<text:span text:style-name="T46">s</text:span> the payload and additional meta-information about the content.</text:p>
      <text:h text:style-name="P93" text:outline-level="3">Channel</text:h>
      <text:p text:style-name="P19"><text:change text:change-id="ct1336917124880"/><text:change-start text:change-id="ct1336917125120"/><text:span text:style-name="T42">Channels</text:span><text:change-end text:change-id="ct1336917125120"/><text:span text:style-name="T42"> are </text:span><text:change text:change-id="ct1336264590560"/><text:s/><text:change-start text:change-id="ct1336627131072"/><text:span text:style-name="T59">named resources </text:span><text:change-end text:change-id="ct1336627131072"/>to connect programs <text:span text:style-name="T42">and interchange the messages. </text:span><text:change text:change-id="ct1336264592960"/><text:change text:change-id="ct1336619541952"/><text:change text:change-id="ct1336264593680"/><text:change-start text:change-id="ct1336619540992"/><office:annotation office:name="__Annotation__2466_2434718519"><dc:creator>David Bosschaert</dc:creator><dc:date>2019-01-31T12:21:06.558124440</dc:date><loext:sender-initials>DB</loext:sender-initials><text:p text:style-name="P100"><text:span text:style-name="T60">???</text:span></text:p></office:annotation><office:annotation-end office:name="__Annotation__2466_2434718519"/><text:change-end text:change-id="ct1336619540992"/><text:span text:style-name="T42">.</text:span></text:p>
      <text:h text:style-name="P93" text:outline-level="3">Sender / Publisher</text:h>
      <text:p text:style-name="P19">A sender writes a message into a channel. <text:change text:change-id="ct1336919186848"/><text:change-start text:change-id="ct1336627128912"/><office:annotation office:name="__Annotation__1513_1231043445"><dc:creator>Michael Roeschter</dc:creator><dc:date>2019-03-08T13:23:30.616000000</dc:date><loext:sender-initials>MR</loext:sender-initials><text:p text:style-name="P101"><text:span text:style-name="T61">I have never seen a messaging system where the sender waits for the receiver to get the message.</text:span></text:p></office:annotation><office:annotation-end office:name="__Annotation__1513_1231043445"/><text:change-end text:change-id="ct1336627128912"/><text:change text:change-id="ct1336627131312"/></text:p>
      <text:h text:style-name="P94" text:outline-level="3"><text:span text:style-name="T19">Receiver</text:span> / <text:span text:style-name="T19">Subscriber</text:span></text:h>
      <text:p text:style-name="P20"><text:change text:change-id="ct1336814005536"/><text:s/><text:change-start text:change-id="ct1336814030736"/><text:span text:style-name="T59">One or more </text:span><text:change-end text:change-id="ct1336814030736"/><text:span text:style-name="T59">receiver</text:span><text:change-start text:change-id="ct1336814018496"/><text:span text:style-name="T59">s</text:span><text:change-end text:change-id="ct1336814018496"/><text:span text:style-name="T59"> read</text:span><text:change text:change-id="ct1336814018736"/><text:span text:style-name="T59"> </text:span><text:change-start text:change-id="ct1336814030976"/><text:span text:style-name="T59">messages </text:span><text:change-end text:change-id="ct1336814030976"/><text:span text:style-name="T59">from a</text:span> channel. </text:p>
      <text:h text:style-name="P92" text:outline-level="3"><text:change-start text:change-id="ct1336619546032"/><text:span text:style-name="T16">Reply-To </text:span><text:change-end text:change-id="ct1336619546032"/>Messaging<text:change text:change-id="ct1336619548672"/></text:h>
      <text:p text:style-name="P9"><text:change text:change-id="ct1336619543632"/>Sending a request and receiving a re<text:change-start text:change-id="ct1336619549152"/><text:span text:style-name="T16">sponse</text:span><text:change-end text:change-id="ct1336619549152"/><text:change text:change-id="ct1336619538832"/> are two separate <text:span text:style-name="T46">atomic</text:span> operations. <text:span text:style-name="T46">Thus</text:span> waiting for a response is not a blocking operation, like in ordinary RPC operations. A special message information, the correlation identifier, is used to assign a request to a response. Sometimes the reply-to address can be generated from the messaging system and is also submitted as property with the request message.</text:p>
      <text:h text:style-name="Heading_20_1" text:outline-level="1"><text:soft-page-break/>Problem Description</text:h>
      <text:p text:style-name="P7"><text:span text:style-name="T2">The OSGi Alliance already has a successful specification for messaging within an OSGi framework. The EventAdmin specification </text:span><text:change text:change-id="ct1336619549392"/><text:change-start text:change-id="ct1336619541232"/><text:span text:style-name="T2">is</text:span><text:change-end text:change-id="ct1336619541232"/><text:span text:style-name="T2"> well defined and widely used. The same is for the RSA specification that provides a good ground for synchronous calls. Also asynchronous remote services are supported in the RSA.</text:span></text:p>
      <text:p text:style-name="P16"><text:span text:style-name="T3">In the domains of IoT </text:span><text:span text:style-name="T10">there are standardized protocols to connect remote devices and submit data over a broker based messaging system from remote clients. But also in cloud-based infrastructures</text:span><text:span text:style-name="T3">, messaging systems are </text:span><text:span text:style-name="T10">often used for de-coupling of services or functions. </text:span></text:p>
      <text:p text:style-name="P11"><text:span text:style-name="T3">To interact with such systems the implementer has to deal with messaging inherent conditions and use-cases, that are currently not covered, by existing specifications. </text:span><text:span text:style-name="T4">With OSGi Promises and the PushStream specification there are already major parts available to deal with an asynchronous programming model. This is a requirement when using messaging. </text:span></text:p>
      <text:p text:style-name="P10"><text:span text:style-name="T4">The missing p</text:span><text:change-start text:change-id="ct1336619551072"/><text:span text:style-name="T14">i</text:span><text:change-end text:change-id="ct1336619551072"/><text:span text:style-name="T4">e</text:span><text:change text:change-id="ct1336619546272"/><text:span text:style-name="T4">ce is a harmonized way to send, receive </text:span><text:span text:style-name="T11">data</text:span><text:span text:style-name="T4"> that support the corresponding </text:span><text:span text:style-name="T11">messaging </text:span><text:span text:style-name="T4">pattern concept</text:span><text:span text:style-name="T7">. </text:span><text:span text:style-name="T5">Consuming and producing data using common protocol</text:span><text:change text:change-id="ct1336619541472"/><text:span text:style-name="T5">s like AMQP </text:span><text:span text:style-name="T13">or</text:span><text:span text:style-name="T5"> MQTT using OSGi services, would </text:span><text:span text:style-name="T12">integrate an OSGi application into more systems.</text:span></text:p>
      <text:p text:style-name="P12"><text:span text:style-name="T12">A</text:span><text:span text:style-name="T3">lso other specifications could </text:span><text:change text:change-id="ct1336619539072"/><text:change-start text:change-id="ct1336619538112"/><text:span text:style-name="T14">benefit</text:span><text:change-end text:change-id="ct1336619538112"/><text:span text:style-name="T3"> from </text:span><text:span text:style-name="T26">this</text:span><text:span text:style-name="T3"> RFP. So it could be possible to easily get an RSA implementation for message when using this common way. It could also be possible to </text:span><text:change text:change-id="ct1336619549872"/><text:span text:style-name="T3">provide a remote Event Admin.</text:span></text:p>
      <text:h text:style-name="Heading_20_1" text:outline-level="1">Use Cases</text:h>
      <text:h text:style-name="P48" text:outline-level="2"><text:span text:style-name="T31">M</text:span>essage sending</text:h>
      <text:p text:style-name="P13">A publisher want<text:change-start text:change-id="ct1336619540272"/><text:span text:style-name="T51">s</text:span><text:change-end text:change-id="ct1336619540272"/> to send single messages as well as consume messages as <text:span text:style-name="T47">a s</text:span>tream, that are provided from another PushStream. It is necessary to provide the possibility to submit additional context information for this channel or sending process. </text:p>
      <text:p text:style-name="P14">It should be possible to register a PushStream consumer as a service, that then is used by the corresponding messaging whiteboard. This is useful especially for send-and-forget messages. </text:p>
      <text:h text:style-name="P48" text:outline-level="2"><text:span text:style-name="T32">R</text:span>eceiving messages</text:h>
      <text:p text:style-name="P13">A<text:span text:style-name="T47">s a</text:span> recipient I want to receive messages <text:change-start text:change-id="ct1336619537632"/><text:span text:style-name="T52">from </text:span><text:change-end text:change-id="ct1336619537632"/>a<text:change text:change-id="ct1336619537152"/> PushStream. I also want to get informed about connection errors of the channel. As receiver I want to have the possibility to get context/meta-information from the message.</text:p>
      <text:p text:style-name="P14"><text:soft-page-break/>It should be possible to directly inject a PushStream as service for a messaging configuration for a pre-defined channel.<text:change-start text:change-id="ct1336619547232"/></text:p>
      <text:p text:style-name="P25">In addition to that the system should also support some kind of journaling<text:change-end text:change-id="ct1336619547232"/><text:change-start text:change-id="ct1336619542672"/> to not just get a stream of data but also to look<text:change-end text:change-id="ct1336619542672"/><text:change-start text:change-id="ct1336619543872"/>up <text:span text:style-name="T53">for messages </text:span>in an journal <text:span text:style-name="T53">like behavior</text:span>.<text:change-end text:change-id="ct1336619543872"/></text:p>
      <text:h text:style-name="Heading_20_2" text:outline-level="2">R<text:change-start text:change-id="ct1336619544112"/><text:span text:style-name="T16">eply-To </text:span><text:change-end text:change-id="ct1336619544112"/><text:change text:change-id="ct1336619550832"/>messaging</text:h>
      <text:p text:style-name="P13">I want to use R<text:change-start text:change-id="ct1336619547952"/><text:span text:style-name="T16">eply-To </text:span><text:change-end text:change-id="ct1336619547952"/><text:change text:change-id="ct1336619542192"/>alls over messaging, as far as the implementation supports this intent. As I don’t <text:span text:style-name="T20">necessarily</text:span> want to take care about a correlation and eventually generation of a return-location for the response. </text:p>
      <text:p text:style-name="P14">The implementation should take care about the use-case when an endpoint acts as <text:change-start text:change-id="ct1336619538352"/><text:span text:style-name="T16">Reply-to s</text:span><text:change-end text:change-id="ct1336619538352"/><text:change-start text:change-id="ct1336619542432"/><text:span text:style-name="T16">ender</text:span><text:change-end text:change-id="ct1336619542432"/><text:change text:change-id="ct1336619543152"/> (publish and subscribe) as well as when the current endpoint acts a R<text:change-start text:change-id="ct1336619540512"/><text:span text:style-name="T16">eply-To</text:span><text:change-end text:change-id="ct1336619540512"/><text:change text:change-id="ct1336619550352"/>call receiver (publish on subscribe). Both are expected to be in an asynchronous way.</text:p>
      <text:h text:style-name="P50" text:outline-level="2">Acknowledge Filtering</text:h>
      <text:p text:style-name="P22"><text:span text:style-name="T48">The send-and-forget principle, in many implementation</text:span><text:change-start text:change-id="ct1336619539312"/><text:span text:style-name="T48">s</text:span><text:change-end text:change-id="ct1336619539312"/><text:span text:style-name="T48">, uses an auto-acknowledge, which acknowledges a message after it was sent. This increases the throughput of a system, but is considered as unsafe. Because of that, </text:span>it may be <text:span text:style-name="T49">necessary</text:span>, that messages needs to be acknowledged or rejected <text:span text:style-name="T48">manually</text:span>. It is expected that there are various implementations to handle this in its protocols <text:span text:style-name="T49">and clients</text:span>. </text:p>
      <text:h text:style-name="P49" text:outline-level="2">Event Admin</text:h>
      <text:p text:style-name="P21">It should be possible to connect an OSGi Event Admin with a channel, to send or receive Event Admin Events. <text:s/><text:span text:style-name="T29">For that a topic-to-channel mapping could be defined</text:span></text:p>
      <text:h text:style-name="Heading_20_1" text:outline-level="1">Requirements</text:h>
      <text:h text:style-name="P95" text:outline-level="3">General</text:h>
      <text:list xml:id="list132708499998431" text:continue-list="list802731752" text:style-name="L1">
        <text:list-item>
          <text:p text:style-name="P56">MSG010 – The solution MUST be technology and protocol independent. </text:p>
        </text:list-item>
        <text:list-item>
          <text:p text:style-name="P56"><text:change text:change-id="ct1336619539552"/></text:p>
        </text:list-item>
        <text:list-item>
          <text:p text:style-name="P56">MSG030 – The solution MUST be configurable (address-space, timeouts)</text:p>
        </text:list-item>
        <text:list-item>
          <text:p text:style-name="P73">MSG050 – The solution <text:span text:style-name="T18">MUST</text:span> announce their capabilities/intents to service consumers</text:p>
        </text:list-item>
        <text:list-item>
          <text:p text:style-name="P73">MSG060 – The solution MUST provide information about registered channels, <text:change text:change-id="ct1336619550592"/><text:change-start text:change-id="ct1336619551312"/><text:span text:style-name="T54">client</text:span><text:change-end text:change-id="ct1336619551312"/> connection states</text:p>
        </text:list-item>
        <text:list-item>
          <text:p text:style-name="P73">MSG070 – The solution MUST support the asynchronous programming model<text:change-start text:change-id="ct1336619541712"/></text:p>
        </text:list-item>
        <text:list-item>
          <text:p text:style-name="P77">M<text:change-end text:change-id="ct1336619541712"/><text:change-start text:change-id="ct1336619544352"/>SG080 – The solution MUST support a client API<text:change-end text:change-id="ct1336619544352"/></text:p>
        </text:list-item>
      </text:list>
      <text:h text:style-name="P95" text:outline-level="3"><text:soft-page-break/>Channels</text:h>
      <text:list xml:id="list132708427588247" text:continue-list="list3123714585" text:style-name="L2">
        <text:list-item>
          <text:p text:style-name="P78"><text:span text:style-name="T17">MSG10</text:span>0 – It <text:span text:style-name="T33">MUST</text:span> be possible to <text:span text:style-name="T17">send asynchronous messages to </text:span><text:change text:change-id="ct1336619544832"/><text:change-start text:change-id="ct1336619545072"/><text:span text:style-name="T17">a channel</text:span><text:change-end text:change-id="ct1336619545072"/><text:span text:style-name="T17">.</text:span></text:p>
        </text:list-item>
        <text:list-item>
          <text:p text:style-name="P61">MSG120 – The solution MUST support the point-to-point channel type</text:p>
        </text:list-item>
        <text:list-item>
          <text:p text:style-name="P61">MSG130 – The solution MUST support the publish-subscribe channel type</text:p>
        </text:list-item>
        <text:list-item>
          <text:p text:style-name="P61">MSG140 – The solution MUST support <text:change text:change-id="ct1336619551552"/>quality of service<text:change-start text:change-id="ct1336619545312"/> <text:span text:style-name="T54">through in</text:span><text:change-end text:change-id="ct1336619545312"/><text:change-start text:change-id="ct1336619545552"/><text:span text:style-name="T54">tents</text:span><text:change-end text:change-id="ct1336619545552"/></text:p>
        </text:list-item>
        <text:list-item>
          <text:p text:style-name="P57">MSG<text:span text:style-name="T44">15</text:span>0 – The solution MUST support send-and-forget and send-and-forward semantics</text:p>
        </text:list-item>
        <text:list-item>
          <text:p text:style-name="P74">MSG160 – The <text:span text:style-name="T18">solution SHOULD support R</text:span><text:change-start text:change-id="ct1336619545792"/><text:span text:style-name="T18">eply-To</text:span><text:change-end text:change-id="ct1336619545792"/><text:change text:change-id="ct1336619546752"/><text:change-start text:change-id="ct1336619548192"/><text:span text:style-name="T18"> calls</text:span><text:change-end text:change-id="ct1336619548192"/><text:change text:change-id="ct1336619536432"/><text:span text:style-name="T18">, if possible. For that the solution MUST act as caller (publish and subscribe) as well as R</text:span><text:change-start text:change-id="ct1336619547712"/><text:span text:style-name="T18">eply-To</text:span><text:change-end text:change-id="ct1336619547712"/><text:change text:change-id="ct1336619548432"/><text:span text:style-name="T18"> receiver (subscribe on publish)</text:span></text:p>
        </text:list-item>
        <text:list-item>
          <text:p text:style-name="P80">MSG170 – The solution SHOULD support filter semantics like exchange / routing-key and wildcards for channels<text:change-start text:change-id="ct1336619536912"/></text:p>
        </text:list-item>
        <text:list-item>
          <text:p text:style-name="P81"><text:change-end text:change-id="ct1336619536912"/><text:change-start text:change-id="ct1336619537392"/>MSG180 <text:change-end text:change-id="ct1336619537392"/><text:change-start text:change-id="ct1336619553232"/>–<text:change-end text:change-id="ct1336619553232"/><text:change-start text:change-id="ct1336619553472"/> <text:change-end text:change-id="ct1336619553472"/><text:change-start text:change-id="ct1336619551792"/>The solution MAY support a do-autocreate as well as do-not-autocreate through intent<text:change-end text:change-id="ct1336619551792"/></text:p>
        </text:list-item>
        <text:list-item>
          <text:p text:style-name="P62"><text:change text:change-id="ct1336619552992"/></text:p>
        </text:list-item>
        <text:list-item>
          <text:p text:style-name="P74"><text:span text:style-name="T20">MSG1</text:span><text:span text:style-name="T22">9</text:span><text:span text:style-name="T20">0 – The solution MAY provide </text:span><text:change text:change-id="ct1336619552272"/><text:change text:change-id="ct1336619552032"/><text:span text:style-name="T20">connect</text:span><text:change-start text:change-id="ct1336619552512"/><text:span text:style-name="T23">ion</text:span><text:change-end text:change-id="ct1336619552512"/><text:change-start text:change-id="ct1336619552752"/><text:span text:style-name="T23"> </text:span><text:span text:style-name="T24">state</text:span><text:change-end text:change-id="ct1336619552752"/><text:span text:style-name="T20"> </text:span><text:change text:change-id="ct1336620994704"/><text:change-start text:change-id="ct1336620992544"/><text:span text:style-name="T25">information</text:span><text:change-end text:change-id="ct1336620992544"/><text:change text:change-id="ct1336620994464"/></text:p>
        </text:list-item>
      </text:list>
      <text:p text:style-name="P24">Messages</text:p>
      <text:list xml:id="list132709679533762" text:continue-list="list3169497760" text:style-name="L3">
        <text:list-item>
          <text:p text:style-name="P58">MSG<text:span text:style-name="T44">20</text:span>0 – Message<text:span text:style-name="T45">s bodie</text:span>s MUST be <text:change-start text:change-id="ct1336620982224"/><text:span text:style-name="T27">represented as byte-array</text:span><text:change-end text:change-id="ct1336620982224"/><text:change text:change-id="ct1336620993744"/><text:change-start text:change-id="ct1336620987984"/></text:p>
        </text:list-item>
        <text:list-item>
          <text:p text:style-name="P67">MSG205 – The implementation MAY place limits on the size of the messages that can be send<text:change-end text:change-id="ct1336620987984"/><text:change text:change-id="ct1336620981024"/><text:span text:style-name="T45">MSG210 – It MAY be possible to support additional message </text:span><text:change-start text:change-id="ct1336620989424"/><text:span text:style-name="T45">properties like </text:span><text:change-end text:change-id="ct1336620989424"/><text:span text:style-name="T45">sequencing </text:span><text:span text:style-name="T21">and correlation</text:span></text:p>
        </text:list-item>
        <text:list-item>
          <text:p text:style-name="P75"><text:span text:style-name="T21">M</text:span><text:span text:style-name="T20">SG220 – The solution MAY define a content encoding</text:span></text:p>
        </text:list-item>
        <text:list-item>
          <text:p text:style-name="P63">MSG230 – The solution MAY support message time-to-live information</text:p>
        </text:list-item>
        <text:list-item>
          <text:p text:style-name="P64">MSG240 – The solution MAY support <text:span text:style-name="T50">manual </text:span>acknowledge/reject support for messages<text:change-start text:change-id="ct1336620984864"/></text:p>
        </text:list-item>
        <text:list-item>
          <text:p text:style-name="P65">MSG250 – The solution MAY have a journaling support<text:change-end text:change-id="ct1336620984864"/><text:change-start text:change-id="ct1336620981504"/>, to lookup in a jou<text:span text:style-name="T55">rn</text:span>al for certain messages<text:change-end text:change-id="ct1336620981504"/><text:change-start text:change-id="ct1336620984624"/></text:p>
        </text:list-item>
        <text:list-item>
          <text:p text:style-name="P66">MSG260 – It MUST be possible to identify the channel the message was received on<text:change-end text:change-id="ct1336620984624"/></text:p>
        </text:list-item>
      </text:list>
      <text:h text:style-name="P96" text:outline-level="3">Event Admin</text:h>
      <text:list xml:id="list132708079726389" text:continue-list="list2033187748" text:style-name="L4">
        <text:list-item>
          <text:p text:style-name="P68"><text:change text:change-id="ct1336620980304"/></text:p>
        </text:list-item>
      </text:list>
      <text:h text:style-name="Heading_20_1" text:outline-level="1"><text:soft-page-break/>Document Support</text:h>
      <text:h text:style-name="Heading_20_2" text:outline-level="2">References</text:h>
      <text:list xml:id="list689774934" text:style-name="WW8Num3">
        <text:list-item>
          <text:p text:style-name="Definition_20_Term"><text:bookmark-start text:name="_Ref493020620"/><text:span text:style-name="T34">Enterprise Integration Pattern: Designing, Building, and Deploying Messaging Solutions. Gregor Hohpe, Bobby Woolf. ISBN 0-133-06510-7</text:span>.<text:bookmark-end text:name="_Ref493020620"/></text:p>
          <text:p text:style-name="P46"><text:a xlink:type="simple" xlink:href="http://felix.apache.org/site/apache-felix-file-install.html" text:style-name="Internet_20_link" text:visited-style-name="Visited_20_Internet_20_Link"/></text:p>
        </text:list-item>
      </text:list>
      <text:p text:style-name="P41"/>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9">Name</text:p>
          </table:table-cell>
          <table:table-cell table:style-name="Table2.B1" office:value-type="string">
            <text:p text:style-name="P38"><text:span text:style-name="T28">Mark</text:span> <text:span text:style-name="T28">Hoffmann</text:span></text:p>
          </table:table-cell>
        </table:table-row>
        <table:table-row table:style-name="Table2.1">
          <table:table-cell table:style-name="Table2.A1" office:value-type="string">
            <text:p text:style-name="P39">Company</text:p>
          </table:table-cell>
          <table:table-cell table:style-name="Table2.B1" office:value-type="string">
            <text:p text:style-name="P38">Data In Motion Consulting GmbH</text:p>
          </table:table-cell>
        </table:table-row>
        <table:table-row table:style-name="Table2.1">
          <table:table-cell table:style-name="Table2.A1" office:value-type="string">
            <text:p text:style-name="P39">Address</text:p>
          </table:table-cell>
          <table:table-cell table:style-name="Table2.B1" office:value-type="string">
            <text:p text:style-name="P38">Kahlaische Str. 4, 07743 Jena, Germany</text:p>
          </table:table-cell>
        </table:table-row>
        <table:table-row table:style-name="Table2.1">
          <table:table-cell table:style-name="Table2.A1" office:value-type="string">
            <text:p text:style-name="P39">Voice</text:p>
          </table:table-cell>
          <table:table-cell table:style-name="Table2.B1" office:value-type="string">
            <text:p text:style-name="P39">+<text:span text:style-name="T35">49 175 7012201</text:span></text:p>
          </table:table-cell>
        </table:table-row>
        <table:table-row table:style-name="Table2.1">
          <table:table-cell table:style-name="Table2.A1" office:value-type="string">
            <text:p text:style-name="P34">e-mail</text:p>
          </table:table-cell>
          <table:table-cell table:style-name="Table2.B1" office:value-type="string">
            <text:p text:style-name="P33"><text:span text:style-name="T28">m.hoffmann</text:span>@data-in-motion.biz</text:p>
          </table:table-cell>
        </table:table-row>
        <table:table-row table:style-name="Table2.1">
          <table:table-cell table:style-name="Table2.A6" office:value-type="string">
            <text:p text:style-name="P34"/>
          </table:table-cell>
          <table:table-cell table:style-name="Table2.B6" office:value-type="string">
            <text:p text:style-name="P34"/>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master-page-name="">
      <loext:graphic-properties draw:fill="none" draw:fill-color="#cfe7f5"/>
      <style:paragraph-properties fo:margin-left="1cm" fo:margin-right="0cm" fo:margin-top="0cm" fo:margin-bottom="0cm" loext:contextual-spacing="false" fo:text-align="start" style:justify-single-word="false" fo:text-indent="0cm" style:auto-text-indent="false" style:page-number="auto" fo:background-color="transparent"/>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Endnote_20_Symbol" style:display-name="Endnote Symbol" style:family="text"/>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8"><draw:image xlink:href="Pictures/1000020100000427000001D8AF6123EF854911E1.png" xlink:type="simple" xlink:show="embed" xlink:actuate="onLoad" loext:mime-type="image/png"/></draw:frame><text:tab/><text:user-defined style:data-style-name="N0" text:name="RFP Title">RFP-192-Messaging</text:user-defined><text:tab/>Page <text:page-number text:select-page="current">6</text:page-number><text:s/>of <text:page-count style:num-format="1">9</text:page-count></text:p>
        <text:p text:style-name="Header"/>
        <text:p text:style-name="Header"><text:tab/>Draft<text:tab/><text:modification-date style:data-style-name="N76">March 8, 2019</text:modification-date></text:p>
      </style:header>
      <style:footer>
        <text:p text:style-name="Footer">Copyright © <text:user-defined style:data-style-name="N0" text:name="Company">OSGi Alliance</text:user-defined><text:s text:c="2"/><text:modification-date style:data-style-name="N107">2019</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text:s/><text:modification-date style:data-style-name="N107">201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0.3$Windows_X86_64 LibreOffice_project/98c6a8a1c6c7b144ce3cc729e34964b47ce25d62</meta:generator>
    <meta:creation-date>2014-11-24T08:46:41</meta:creation-date>
    <meta:editing-cycles>95</meta:editing-cycles>
    <meta:editing-duration>P2DT27M52S</meta:editing-duration>
    <meta:initial-creator>Peter Kriens</meta:initial-creator>
    <dc:date>2019-03-08T13:27:06.960000000</dc:date>
    <dc:creator>Michael Roeschter</dc:creator>
    <meta:document-statistic meta:table-count="2" meta:image-count="2" meta:object-count="0" meta:page-count="9" meta:paragraph-count="158" meta:word-count="2023" meta:character-count="13002" meta:non-whitespace-character-count="11108"/>
    <meta:user-defined meta:name="Company">OSGi Alliance</meta:user-defined>
    <meta:user-defined meta:name="Info 3"/>
    <meta:user-defined meta:name="Info 4"/>
    <meta:user-defined meta:name="RFP Title">RFP-192-Messaging</meta:user-defined>
  </office:meta>
</office:document-meta>
</file>